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0fcf" officeooo:paragraph-rsid="00140fcf"/>
    </style:style>
    <style:style style:name="P2" style:family="paragraph" style:parent-style-name="Standard">
      <style:text-properties officeooo:rsid="0017ce78" officeooo:paragraph-rsid="0017ce78"/>
    </style:style>
    <style:style style:name="P3" style:family="paragraph" style:parent-style-name="Standard">
      <style:text-properties officeooo:rsid="00194968" officeooo:paragraph-rsid="00194968"/>
    </style:style>
    <style:style style:name="P4" style:family="paragraph" style:parent-style-name="Standard">
      <style:text-properties officeooo:rsid="001cee15" officeooo:paragraph-rsid="001cee15"/>
    </style:style>
    <style:style style:name="P5" style:family="paragraph" style:parent-style-name="Standard">
      <style:text-properties officeooo:paragraph-rsid="001cee15"/>
    </style:style>
    <style:style style:name="T1" style:family="text">
      <style:text-properties officeooo:rsid="00140fcf"/>
    </style:style>
    <style:style style:name="T2" style:family="text">
      <style:text-properties officeooo:rsid="00160945"/>
    </style:style>
    <style:style style:name="T3" style:family="text">
      <style:text-properties officeooo:rsid="0017ce78"/>
    </style:style>
    <style:style style:name="T4" style:family="text">
      <style:text-properties fo:font-style="italic" style:font-style-asian="italic"/>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normal"/>
    </style:style>
    <style:style style:name="T8" style:family="text">
      <style:text-properties fo:font-variant="normal" fo:text-transform="none" style:text-position="0% 100%" fo:font-style="normal" style:text-underline-style="none"/>
    </style:style>
    <style:style style:name="T9" style:family="text">
      <style:text-properties fo:font-variant="normal" fo:text-transform="none" style:text-position="0% 100%" fo:font-style="normal" style:text-underline-style="none" fo:font-weight="normal"/>
    </style:style>
    <style:style style:name="T10" style:family="text">
      <style:text-properties fo:font-variant="normal" fo:text-transform="none" style:text-position="0% 100%" fo:font-style="normal" style:text-underline-style="none" fo:font-weight="normal" officeooo:rsid="00194968"/>
    </style:style>
    <style:style style:name="T11" style:family="text">
      <style:text-properties fo:font-variant="normal" fo:text-transform="none" style:text-position="0% 100%" fo:font-style="normal" style:text-underline-style="none" fo:font-weight="normal" officeooo:rsid="00140fcf"/>
    </style:style>
    <style:style style:name="T12" style:family="text">
      <style:text-properties fo:font-variant="normal" fo:text-transform="none" style:text-position="0% 100%" fo:font-style="normal" style:text-underline-style="none" fo:font-weight="normal" officeooo:rsid="001b2438"/>
    </style:style>
    <style:style style:name="T13" style:family="text">
      <style:text-properties fo:font-variant="normal" fo:text-transform="none" style:text-position="0% 100%" style:text-underline-style="none"/>
    </style:style>
    <style:style style:name="T14" style:family="text">
      <style:text-properties fo:font-variant="normal" fo:text-transform="none" style:text-position="0% 100%" style:text-underline-style="none" fo:font-weight="normal"/>
    </style:style>
    <style:style style:name="T15" style:family="text">
      <style:text-properties fo:font-variant="normal" fo:text-transform="none" style:text-position="0% 100%" style:text-underline-style="none" fo:font-weight="normal" officeooo:rsid="00194968"/>
    </style:style>
    <style:style style:name="T16" style:family="text">
      <style:text-properties fo:font-variant="normal" fo:text-transform="none" style:text-position="0% 100%" style:text-underline-style="none" fo:font-weight="normal" officeooo:rsid="001b2438"/>
    </style:style>
    <style:style style:name="T17" style:family="text">
      <style:text-properties fo:font-variant="normal" fo:text-transform="none" style:text-position="0% 100%" fo:font-style="italic" style:text-underline-style="none" fo:font-weight="normal" style:font-style-asian="italic"/>
    </style:style>
    <style:style style:name="T18" style:family="text">
      <style:text-properties fo:font-variant="normal" fo:text-transform="none" style:text-position="0% 100%" fo:font-style="italic" style:text-underline-style="none" style:font-style-asian="italic"/>
    </style:style>
    <style:style style:name="T19" style:family="text">
      <style:text-properties fo:font-variant="normal" fo:text-transform="none" style:text-position="0% 100%" fo:font-style="italic" style:font-style-asian="italic"/>
    </style:style>
    <style:style style:name="T20" style:family="text">
      <style:text-properties fo:font-variant="normal" fo:text-transform="none" style:text-position="super 58%"/>
    </style:style>
    <style:style style:name="T21" style:family="text">
      <style:text-properties fo:font-variant="normal" fo:text-transform="none" style:text-position="super 58%" fo:font-style="normal"/>
    </style:style>
    <style:style style:name="T22" style:family="text">
      <style:text-properties fo:font-variant="normal" fo:text-transform="none" style:text-position="super 58%" fo:font-style="normal" style:text-underline-style="none"/>
    </style:style>
    <style:style style:name="T23" style:family="text">
      <style:text-properties fo:font-variant="normal" fo:text-transform="none" style:text-position="super 58%" fo:font-style="normal" style:text-underline-style="none" fo:font-weight="normal"/>
    </style:style>
    <style:style style:name="T24" style:family="text">
      <style:text-properties fo:font-variant="normal" fo:text-transform="none" style:text-position="super 58%" fo:font-style="normal" style:text-underline-style="none" fo:font-weight="normal" officeooo:rsid="00140fcf"/>
    </style:style>
    <style:style style:name="T25" style:family="text">
      <style:text-properties fo:font-variant="normal" fo:text-transform="none" style:text-position="super 58%" fo:font-style="normal" style:text-underline-style="none" fo:font-weight="normal" officeooo:rsid="00160945"/>
    </style:style>
    <style:style style:name="T26" style:family="text">
      <style:text-properties fo:font-variant="normal" fo:text-transform="none" style:text-position="super 58%" fo:font-style="normal" style:text-underline-style="none" fo:font-weight="normal" officeooo:rsid="0017ce78"/>
    </style:style>
    <style:style style:name="T27" style:family="text">
      <style:text-properties fo:font-variant="normal" fo:text-transform="none" style:text-position="super 58%" fo:font-style="normal" style:text-underline-style="none" fo:font-weight="normal" officeooo:rsid="00194968"/>
    </style:style>
    <style:style style:name="T28" style:family="text">
      <style:text-properties fo:font-variant="normal" fo:text-transform="none" style:text-position="super 58%" fo:font-style="normal" style:text-underline-style="none" fo:font-weight="normal" officeooo:rsid="001b2438"/>
    </style:style>
    <style:style style:name="T29" style:family="text">
      <style:text-properties fo:font-variant="normal" fo:text-transform="none" style:text-position="super 58%" fo:font-style="normal" style:text-underline-style="none" fo:font-weight="normal" officeooo:rsid="001c67a3"/>
    </style:style>
    <style:style style:name="T30" style:family="text">
      <style:text-properties fo:font-variant="normal" fo:text-transform="none" style:text-position="super 58%" fo:font-style="normal" style:text-underline-style="none" fo:font-weight="normal" officeooo:rsid="001c7e83"/>
    </style:style>
    <style:style style:name="T31" style:family="text">
      <style:text-properties fo:font-variant="normal" fo:text-transform="none" fo:font-style="italic" style:font-style-asian="italic"/>
    </style:style>
    <style:style style:name="T32" style:family="text">
      <style:text-properties style:font-style-asian="italic"/>
    </style:style>
    <style:style style:name="T33" style:family="text">
      <style:text-properties officeooo:rsid="00194968"/>
    </style:style>
    <style:style style:name="T34" style:family="text">
      <style:text-properties officeooo:rsid="001b2438"/>
    </style:style>
    <style:style style:name="T35" style:family="text">
      <style:text-properties officeooo:rsid="001c67a3"/>
    </style:style>
    <style:style style:name="T36" style:family="text">
      <style:text-properties officeooo:rsid="001c7e83"/>
    </style:style>
    <style:style style:name="T37" style:family="text">
      <style:text-properties style:text-position="super 5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ивет!</text:p>
      <text:p text:style-name="P1">Как ты, может быть, помнишь, я в начале мая написал тебе в сообщении, что я хотел сделать в течение этого месяца. Сейчас я бы хотел сделать рефлексию и поставить схожие цели на лето в целом и июнь в частности.</text:p>
      <text:p text:style-name="P5"><text:span text:style-name="T1">Месяц назад я видел для себя главные проблемы в одиночестве и отсутсивии привычки читать. Психотерапия </text:span><text:reference-mark-start text:name="ZOTERO_ITEM CSL_CITATION {&quot;citationID&quot;:&quot;Zb8EsuKx&quot;,&quot;properties&quot;:{&quot;formattedCitation&quot;:&quot;[1]&quot;,&quot;plainCitation&quot;:&quot;[1]&quot;,&quot;noteIndex&quot;:0},&quot;citationItems&quot;:[{&quot;id&quot;:194,&quot;uris&quot;:[&quot;http://zotero.org/users/6606028/items/757C8LA3&quot;],&quot;uri&quot;:[&quot;http://zotero.org/users/6606028/items/757C8LA3&quot;],&quot;itemData&quot;:{&quot;id&quot;:194,&quot;type&quot;:&quot;webpage&quot;,&quot;container-title&quot;:&quot;Lifespan Integration&quot;,&quot;language&quot;:&quot;en-US&quot;,&quot;note&quot;:&quot;source: lifespanintegration.com&quot;,&quot;title&quot;:&quot;Lifespan Integration&quot;,&quot;URL&quot;:&quot;https://lifespanintegration.com/&quot;,&quot;accessed&quot;:{&quot;date-parts&quot;:[[&quot;2020&quot;,5,30]]}}}],&quot;schema&quot;:&quot;https://github.com/citation-style-language/schema/raw/master/csl-citation.json&quot;} RNDGWo2jYUXCQ"/><text:span text:style-name="T1">[1]</text:span><text:reference-mark-end text:name="ZOTERO_ITEM CSL_CITATION {&quot;citationID&quot;:&quot;Zb8EsuKx&quot;,&quot;properties&quot;:{&quot;formattedCitation&quot;:&quot;[1]&quot;,&quot;plainCitation&quot;:&quot;[1]&quot;,&quot;noteIndex&quot;:0},&quot;citationItems&quot;:[{&quot;id&quot;:194,&quot;uris&quot;:[&quot;http://zotero.org/users/6606028/items/757C8LA3&quot;],&quot;uri&quot;:[&quot;http://zotero.org/users/6606028/items/757C8LA3&quot;],&quot;itemData&quot;:{&quot;id&quot;:194,&quot;type&quot;:&quot;webpage&quot;,&quot;container-title&quot;:&quot;Lifespan Integration&quot;,&quot;language&quot;:&quot;en-US&quot;,&quot;note&quot;:&quot;source: lifespanintegration.com&quot;,&quot;title&quot;:&quot;Lifespan Integration&quot;,&quot;URL&quot;:&quot;https://lifespanintegration.com/&quot;,&quot;accessed&quot;:{&quot;date-parts&quot;:[[&quot;2020&quot;,5,30]]}}}],&quot;schema&quot;:&quot;https://github.com/citation-style-language/schema/raw/master/csl-citation.json&quot;} RNDGWo2jYUXCQ"/><text:span text:style-name="T1"> отлично помогла мне с первой. Теперь я не являюсь заложником своего прошлого, не вижу в себе что-то сильно неправильное, что нужно исправить, и что мешало бы мне социализироваться. Я буду продолжать посещать встречи УЭ, ННО, лессрогн-сообщества и сообщества ЭА, а еще R-value. По-прежнему обещаю, что на июнь пропущу не более одной встречи в каждом из этих сообществ.</text:span></text:p>
      <text:p text:style-name="P1">Мне удалось прочитать 5 книг, но немного не тех, о которых я говорил. Я смог доказать, что способен выделять время на самообразование, это воодушевляет меня. Я тратил на чтение примерно полтора часа в день, поэтому моя оценка на лето – я хочу тратить на чтение хотя бы 3 часа в день и прочитать суммарно 24 книги. Благо, я стал пользоваться платформой goodreads и системой zotero, поэтому отслеживать свой прогресс, планировать, каталогизировать и делать заметки по книгам теперь проще. </text:p>
      <text:p text:style-name="P1">Отрефлексирую по книгам.</text:p>
      <text:p text:style-name="P5"><text:span text:style-name="T1">Первая книга, к которйо я бы хотел обратиться </text:span><text:reference-mark-start text:name="ZOTERO_ITEM CSL_CITATION {&quot;citationID&quot;:&quot;lxls0d5K&quot;,&quot;properties&quot;:{&quot;formattedCitation&quot;:&quot;[2]&quot;,&quot;plainCitation&quot;:&quot;[2]&quot;,&quot;noteIndex&quot;:0},&quot;citationItems&quot;:[{&quot;id&quot;:16,&quot;uris&quot;:[&quot;http://zotero.org/users/6606028/items/PFGFFYGN&quot;],&quot;uri&quot;:[&quot;http://zotero.org/users/6606028/items/PFGFFYGN&quot;],&quot;itemData&quot;:{&quot;id&quot;:16,&quot;type&quot;:&quot;book&quot;,&quot;abstract&quot;:&quot;\&quot;An award-winning psychologist and director of the UCLA Center for Digital Behavior shows everyone how to make real, lasting change in their lives in this exciting work of popular psychology that goes beyond The Power of Habit with science and practical strategies that can alter their problem behaviors--forever. Whether it's absent-minded mistakes at work, a weakness for junk food, a smart phone addiction, or a lack of exercise, everyone has some bad habit or behavior that they'd like to change. But wanting to change and actually doing it--and sticking with it--are two very different things\&quot;--&quot;,&quot;call-number&quot;:&quot;BF637.C4 Y68 2017&quot;,&quot;edition&quot;:&quot;First edition&quot;,&quot;event-place&quot;:&quot;New York&quot;,&quot;ISBN&quot;:&quot;978-0-06-269286-3&quot;,&quot;note&quot;:&quot;OCLC: ocn969381015&quot;,&quot;number-of-pages&quot;:&quot;289&quot;,&quot;publisher&quot;:&quot;HarperCollins Publishers&quot;,&quot;publisher-place&quot;:&quot;New York&quot;,&quot;source&quot;:&quot;Library of Congress ISBN&quot;,&quot;title&quot;:&quot;Stick with it: a scientifically proven process for changing your life -- for good&quot;,&quot;title-short&quot;:&quot;Stick with it&quot;,&quot;URL&quot;:&quot;https://www.amazon.com/Stick-Scientifically-Process-Changing-Life/dp/0062692860/&quot;,&quot;author&quot;:[{&quot;family&quot;:&quot;Young&quot;,&quot;given&quot;:&quot;Sean&quot;}],&quot;issued&quot;:{&quot;date-parts&quot;:[[&quot;2017&quot;]]}}}],&quot;schema&quot;:&quot;https://github.com/citation-style-language/schema/raw/master/csl-citation.json&quot;} RNDJgjaZprFrW"/><text:span text:style-name="T1">[2]</text:span><text:reference-mark-end text:name="ZOTERO_ITEM CSL_CITATION {&quot;citationID&quot;:&quot;lxls0d5K&quot;,&quot;properties&quot;:{&quot;formattedCitation&quot;:&quot;[2]&quot;,&quot;plainCitation&quot;:&quot;[2]&quot;,&quot;noteIndex&quot;:0},&quot;citationItems&quot;:[{&quot;id&quot;:16,&quot;uris&quot;:[&quot;http://zotero.org/users/6606028/items/PFGFFYGN&quot;],&quot;uri&quot;:[&quot;http://zotero.org/users/6606028/items/PFGFFYGN&quot;],&quot;itemData&quot;:{&quot;id&quot;:16,&quot;type&quot;:&quot;book&quot;,&quot;abstract&quot;:&quot;\&quot;An award-winning psychologist and director of the UCLA Center for Digital Behavior shows everyone how to make real, lasting change in their lives in this exciting work of popular psychology that goes beyond The Power of Habit with science and practical strategies that can alter their problem behaviors--forever. Whether it's absent-minded mistakes at work, a weakness for junk food, a smart phone addiction, or a lack of exercise, everyone has some bad habit or behavior that they'd like to change. But wanting to change and actually doing it--and sticking with it--are two very different things\&quot;--&quot;,&quot;call-number&quot;:&quot;BF637.C4 Y68 2017&quot;,&quot;edition&quot;:&quot;First edition&quot;,&quot;event-place&quot;:&quot;New York&quot;,&quot;ISBN&quot;:&quot;978-0-06-269286-3&quot;,&quot;note&quot;:&quot;OCLC: ocn969381015&quot;,&quot;number-of-pages&quot;:&quot;289&quot;,&quot;publisher&quot;:&quot;HarperCollins Publishers&quot;,&quot;publisher-place&quot;:&quot;New York&quot;,&quot;source&quot;:&quot;Library of Congress ISBN&quot;,&quot;title&quot;:&quot;Stick with it: a scientifically proven process for changing your life -- for good&quot;,&quot;title-short&quot;:&quot;Stick with it&quot;,&quot;URL&quot;:&quot;https://www.amazon.com/Stick-Scientifically-Process-Changing-Life/dp/0062692860/&quot;,&quot;author&quot;:[{&quot;family&quot;:&quot;Young&quot;,&quot;given&quot;:&quot;Sean&quot;}],&quot;issued&quot;:{&quot;date-parts&quot;:[[&quot;2017&quot;]]}}}],&quot;schema&quot;:&quot;https://github.com/citation-style-language/schema/raw/master/csl-citation.json&quot;} RNDJgjaZprFrW"/><text:span text:style-name="T1">была выбрана книжным клубом Гриши Мастридера, в который я вступил месяц назад. Эта книга рассказывает о научно обоснованных способах формировать привычки и долгосрочные изменения в своем поведении. Я думаю, она хорошо справляется с задачей, которую перед собой ставит. Хорошая книга по прикладной рациональности с большим количеством конкретно описываемых научных исследований, подтверждающих тезисы автора. Не стану вдаваться здесь в детали, но могу сказать, что применяю в жизни то, что там написано.</text:span></text:p>
      <text:p text:style-name="P5"><text:span text:style-name="T2">Я прочитал книгу по ННО </text:span><text:reference-mark-start text:name="ZOTERO_ITEM CSL_CITATION {&quot;citationID&quot;:&quot;9YknLWGR&quot;,&quot;properties&quot;:{&quot;formattedCitation&quot;:&quot;[3]&quot;,&quot;plainCitation&quot;:&quot;[3]&quot;,&quot;noteIndex&quot;:0},&quot;citationItems&quot;:[{&quot;id&quot;:14,&quot;uris&quot;:[&quot;http://zotero.org/users/6606028/items/8S5PJ4X8&quot;],&quot;uri&quot;:[&quot;http://zotero.org/users/6606028/items/8S5PJ4X8&quot;],&quot;itemData&quot;:{&quot;id&quot;:14,&quot;type&quot;:&quot;book&quot;,&quot;call-number&quot;:&quot;BF637.C45 R645 2015&quot;,&quot;edition&quot;:&quot;3rd edition&quot;,&quot;event-place&quot;:&quot;Encinitas, CA&quot;,&quot;ISBN&quot;:&quot;978-1-892005-28-1&quot;,&quot;publisher&quot;:&quot;PuddleDancer Press&quot;,&quot;publisher-place&quot;:&quot;Encinitas, CA&quot;,&quot;source&quot;:&quot;Library of Congress ISBN&quot;,&quot;title&quot;:&quot;Nonviolent communication: a language of life&quot;,&quot;title-short&quot;:&quot;Nonviolent communication&quot;,&quot;URL&quot;:&quot;https://www.amazon.com/Marshall-B-Rosenberg-dp-189200528X/dp/189200528X/&quot;,&quot;author&quot;:[{&quot;family&quot;:&quot;Rosenberg&quot;,&quot;given&quot;:&quot;Marshall B.&quot;}],&quot;issued&quot;:{&quot;date-parts&quot;:[[&quot;2015&quot;]]}}}],&quot;schema&quot;:&quot;https://github.com/citation-style-language/schema/raw/master/csl-citation.json&quot;} RNDsfdScbPp4V"/><text:span text:style-name="T2">[3]</text:span><text:reference-mark-end text:name="ZOTERO_ITEM CSL_CITATION {&quot;citationID&quot;:&quot;9YknLWGR&quot;,&quot;properties&quot;:{&quot;formattedCitation&quot;:&quot;[3]&quot;,&quot;plainCitation&quot;:&quot;[3]&quot;,&quot;noteIndex&quot;:0},&quot;citationItems&quot;:[{&quot;id&quot;:14,&quot;uris&quot;:[&quot;http://zotero.org/users/6606028/items/8S5PJ4X8&quot;],&quot;uri&quot;:[&quot;http://zotero.org/users/6606028/items/8S5PJ4X8&quot;],&quot;itemData&quot;:{&quot;id&quot;:14,&quot;type&quot;:&quot;book&quot;,&quot;call-number&quot;:&quot;BF637.C45 R645 2015&quot;,&quot;edition&quot;:&quot;3rd edition&quot;,&quot;event-place&quot;:&quot;Encinitas, CA&quot;,&quot;ISBN&quot;:&quot;978-1-892005-28-1&quot;,&quot;publisher&quot;:&quot;PuddleDancer Press&quot;,&quot;publisher-place&quot;:&quot;Encinitas, CA&quot;,&quot;source&quot;:&quot;Library of Congress ISBN&quot;,&quot;title&quot;:&quot;Nonviolent communication: a language of life&quot;,&quot;title-short&quot;:&quot;Nonviolent communication&quot;,&quot;URL&quot;:&quot;https://www.amazon.com/Marshall-B-Rosenberg-dp-189200528X/dp/189200528X/&quot;,&quot;author&quot;:[{&quot;family&quot;:&quot;Rosenberg&quot;,&quot;given&quot;:&quot;Marshall B.&quot;}],&quot;issued&quot;:{&quot;date-parts&quot;:[[&quot;2015&quot;]]}}}],&quot;schema&quot;:&quot;https://github.com/citation-style-language/schema/raw/master/csl-citation.json&quot;} RNDsfdScbPp4V"/>, <text:span text:style-name="T2">наконец-то, после большого количества времени, которое я знал о ее существовании. Я вижу, что книга изменила то, как я думаю. Я раньше совсем не знал теорию ННО, но теперь я могу с гораздо большим состраданием и пониманием относиться к себе и другим. </text:span></text:p>
      <text:p text:style-name="P5"><text:span text:style-name="T2">Книгу про установку на рост </text:span><text:reference-mark-start text:name="ZOTERO_ITEM CSL_CITATION {&quot;citationID&quot;:&quot;h6liTGTc&quot;,&quot;properties&quot;:{&quot;formattedCitation&quot;:&quot;[4]&quot;,&quot;plainCitation&quot;:&quot;[4]&quot;,&quot;noteIndex&quot;:0},&quot;citationItems&quot;:[{&quot;id&quot;:10,&quot;uris&quot;:[&quot;http://zotero.org/users/6606028/items/VZWMEQGV&quot;],&quot;uri&quot;:[&quot;http://zotero.org/users/6606028/items/VZWMEQGV&quot;],&quot;itemData&quot;:{&quot;id&quot;:10,&quot;type&quot;:&quot;book&quot;,&quot;call-number&quot;:&quot;BF773 .D85 2006&quot;,&quot;edition&quot;:&quot;1st ed&quot;,&quot;event-place&quot;:&quot;New York&quot;,&quot;ISBN&quot;:&quot;978-1-4000-6275-1&quot;,&quot;note&quot;:&quot;OCLC: ocm58546262&quot;,&quot;number-of-pages&quot;:&quot;276&quot;,&quot;publisher&quot;:&quot;Random House&quot;,&quot;publisher-place&quot;:&quot;New York&quot;,&quot;source&quot;:&quot;Library of Congress ISBN&quot;,&quot;title&quot;:&quot;Mindset: the new psychology of success&quot;,&quot;title-short&quot;:&quot;Mindset&quot;,&quot;URL&quot;:&quot;https://www.amazon.com/Mindset-Psychology-Carol-S-Dweck-dp-0345472322/dp/0345472322/&quot;,&quot;author&quot;:[{&quot;family&quot;:&quot;Dweck&quot;,&quot;given&quot;:&quot;Carol S.&quot;}],&quot;issued&quot;:{&quot;date-parts&quot;:[[&quot;2006&quot;]]}}}],&quot;schema&quot;:&quot;https://github.com/citation-style-language/schema/raw/master/csl-citation.json&quot;} RNDUITwXe8W2p"/><text:span text:style-name="T2">[4]</text:span><text:reference-mark-end text:name="ZOTERO_ITEM CSL_CITATION {&quot;citationID&quot;:&quot;h6liTGTc&quot;,&quot;properties&quot;:{&quot;formattedCitation&quot;:&quot;[4]&quot;,&quot;plainCitation&quot;:&quot;[4]&quot;,&quot;noteIndex&quot;:0},&quot;citationItems&quot;:[{&quot;id&quot;:10,&quot;uris&quot;:[&quot;http://zotero.org/users/6606028/items/VZWMEQGV&quot;],&quot;uri&quot;:[&quot;http://zotero.org/users/6606028/items/VZWMEQGV&quot;],&quot;itemData&quot;:{&quot;id&quot;:10,&quot;type&quot;:&quot;book&quot;,&quot;call-number&quot;:&quot;BF773 .D85 2006&quot;,&quot;edition&quot;:&quot;1st ed&quot;,&quot;event-place&quot;:&quot;New York&quot;,&quot;ISBN&quot;:&quot;978-1-4000-6275-1&quot;,&quot;note&quot;:&quot;OCLC: ocm58546262&quot;,&quot;number-of-pages&quot;:&quot;276&quot;,&quot;publisher&quot;:&quot;Random House&quot;,&quot;publisher-place&quot;:&quot;New York&quot;,&quot;source&quot;:&quot;Library of Congress ISBN&quot;,&quot;title&quot;:&quot;Mindset: the new psychology of success&quot;,&quot;title-short&quot;:&quot;Mindset&quot;,&quot;URL&quot;:&quot;https://www.amazon.com/Mindset-Psychology-Carol-S-Dweck-dp-0345472322/dp/0345472322/&quot;,&quot;author&quot;:[{&quot;family&quot;:&quot;Dweck&quot;,&quot;given&quot;:&quot;Carol S.&quot;}],&quot;issued&quot;:{&quot;date-parts&quot;:[[&quot;2006&quot;]]}}}],&quot;schema&quot;:&quot;https://github.com/citation-style-language/schema/raw/master/csl-citation.json&quot;} RNDUITwXe8W2p"/><text:span text:style-name="T2"> я не дочитал, но она тоже очень повлияла на то, как я думаю о себе. Я нередко сейчас замечаю, как, когда какая-то ситуация кажется мне сложной, или я вижу свой недостаток или некомпетентность, какой-то голос в голове говорит “Ну а ты вынеси урок из этого, стань лучше благодаря этому”. Сама книга после первых двух глав начинает повторяться, поэтому я бросил, потому что счел, что урок этой книги я усвоил, а именно я рассматриваю сложности и ошибки как возможности научиться.</text:span></text:p>
      <text:p text:style-name="P5"><text:span text:style-name="T3">Вместо Митио Каку я прочитал </text:span><text:reference-mark-start text:name="ZOTERO_ITEM CSL_CITATION {&quot;citationID&quot;:&quot;e0skwEYn&quot;,&quot;properties&quot;:{&quot;formattedCitation&quot;:&quot;[5]&quot;,&quot;plainCitation&quot;:&quot;[5]&quot;,&quot;noteIndex&quot;:0},&quot;citationItems&quot;:[{&quot;id&quot;:8,&quot;uris&quot;:[&quot;http://zotero.org/users/6606028/items/H2JFBFZ3&quot;],&quot;uri&quot;:[&quot;http://zotero.org/users/6606028/items/H2JFBFZ3&quot;],&quot;itemData&quot;:{&quot;id&quot;:8,&quot;type&quot;:&quot;book&quot;,&quot;collection-number&quot;:&quot;1&quot;,&quot;collection-title&quot;:&quot;The Foundation series&quot;,&quot;event-place&quot;:&quot;New York&quot;,&quot;ISBN&quot;:&quot;978-0-553-29335-7&quot;,&quot;language&quot;:&quot;eng&quot;,&quot;note&quot;:&quot;OCLC: ocm60775779&quot;,&quot;number-of-pages&quot;:&quot;296&quot;,&quot;publisher&quot;:&quot;Bantam Books&quot;,&quot;publisher-place&quot;:&quot;New York&quot;,&quot;source&quot;:&quot;Gemeinsamer Bibliotheksverbund ISBN&quot;,&quot;title&quot;:&quot;Foundation&quot;,&quot;URL&quot;:&quot;https://www.amazon.com/Foundation-Isaac-Asimov/dp/0553293354&quot;,&quot;author&quot;:[{&quot;family&quot;:&quot;Asimov&quot;,&quot;given&quot;:&quot;Isaac&quot;}],&quot;issued&quot;:{&quot;date-parts&quot;:[[&quot;2004&quot;]]}}}],&quot;schema&quot;:&quot;https://github.com/citation-style-language/schema/raw/master/csl-citation.json&quot;} RNDMlU2faYWY3"/><text:span text:style-name="T3">[5]</text:span><text:reference-mark-end text:name="ZOTERO_ITEM CSL_CITATION {&quot;citationID&quot;:&quot;e0skwEYn&quot;,&quot;properties&quot;:{&quot;formattedCitation&quot;:&quot;[5]&quot;,&quot;plainCitation&quot;:&quot;[5]&quot;,&quot;noteIndex&quot;:0},&quot;citationItems&quot;:[{&quot;id&quot;:8,&quot;uris&quot;:[&quot;http://zotero.org/users/6606028/items/H2JFBFZ3&quot;],&quot;uri&quot;:[&quot;http://zotero.org/users/6606028/items/H2JFBFZ3&quot;],&quot;itemData&quot;:{&quot;id&quot;:8,&quot;type&quot;:&quot;book&quot;,&quot;collection-number&quot;:&quot;1&quot;,&quot;collection-title&quot;:&quot;The Foundation series&quot;,&quot;event-place&quot;:&quot;New York&quot;,&quot;ISBN&quot;:&quot;978-0-553-29335-7&quot;,&quot;language&quot;:&quot;eng&quot;,&quot;note&quot;:&quot;OCLC: ocm60775779&quot;,&quot;number-of-pages&quot;:&quot;296&quot;,&quot;publisher&quot;:&quot;Bantam Books&quot;,&quot;publisher-place&quot;:&quot;New York&quot;,&quot;source&quot;:&quot;Gemeinsamer Bibliotheksverbund ISBN&quot;,&quot;title&quot;:&quot;Foundation&quot;,&quot;URL&quot;:&quot;https://www.amazon.com/Foundation-Isaac-Asimov/dp/0553293354&quot;,&quot;author&quot;:[{&quot;family&quot;:&quot;Asimov&quot;,&quot;given&quot;:&quot;Isaac&quot;}],&quot;issued&quot;:{&quot;date-parts&quot;:[[&quot;2004&quot;]]}}}],&quot;schema&quot;:&quot;https://github.com/citation-style-language/schema/raw/master/csl-citation.json&quot;} RNDMlU2faYWY3"/></text:p>
      <text:p text:style-name="P2">Как ни странно, мне не понравилось. Возможно, дело в моей небольшой афантазии – когда я читаю фикшн, я вижу текст, а ментальные картинки того, тчо происходит, возникают очень слабые и тусклые. Ну и в целом книга никак не повлияла на то, как я буду принимать решения и думать про реальность. Никаких инсайтов я там для себя не увидел, и вся книга как-то базируется на эксплуатации одной темы, которая объяснена в первой главе. Мне не зашло.</text:p>
      <text:p text:style-name="Standard"><text:span text:style-name="T3">Мануал по медитации </text:span><text:reference-mark-start text:name="ZOTERO_ITEM CSL_CITATION {&quot;citationID&quot;:&quot;AxKXxcWq&quot;,&quot;properties&quot;:{&quot;formattedCitation&quot;:&quot;[6]&quot;,&quot;plainCitation&quot;:&quot;[6]&quot;,&quot;noteIndex&quot;:0},&quot;citationItems&quot;:[{&quot;id&quot;:161,&quot;uris&quot;:[&quot;http://zotero.org/users/6606028/items/I6WUJAR5&quot;],&quot;uri&quot;:[&quot;http://zotero.org/users/6606028/items/I6WUJAR5&quot;],&quot;itemData&quot;:{&quot;id&quot;:161,&quot;type&quot;:&quot;book&quot;,&quot;language&quot;:&quot;en&quot;,&quot;source&quot;:&quot;Zotero&quot;,&quot;title&quot;:&quot;Five Ways to Know Yourself&quot;,&quot;author&quot;:[{&quot;family&quot;:&quot;Young&quot;,&quot;given&quot;:&quot;Shinzen&quot;}]}}],&quot;schema&quot;:&quot;https://github.com/citation-style-language/schema/raw/master/csl-citation.json&quot;} RNDdP2XrSGuyT"/><text:span text:style-name="T3">[6]</text:span><text:reference-mark-end text:name="ZOTERO_ITEM CSL_CITATION {&quot;citationID&quot;:&quot;AxKXxcWq&quot;,&quot;properties&quot;:{&quot;formattedCitation&quot;:&quot;[6]&quot;,&quot;plainCitation&quot;:&quot;[6]&quot;,&quot;noteIndex&quot;:0},&quot;citationItems&quot;:[{&quot;id&quot;:161,&quot;uris&quot;:[&quot;http://zotero.org/users/6606028/items/I6WUJAR5&quot;],&quot;uri&quot;:[&quot;http://zotero.org/users/6606028/items/I6WUJAR5&quot;],&quot;itemData&quot;:{&quot;id&quot;:161,&quot;type&quot;:&quot;book&quot;,&quot;language&quot;:&quot;en&quot;,&quot;source&quot;:&quot;Zotero&quot;,&quot;title&quot;:&quot;Five Ways to Know Yourself&quot;,&quot;author&quot;:[{&quot;family&quot;:&quot;Young&quot;,&quot;given&quot;:&quot;Shinzen&quot;}]}}],&quot;schema&quot;:&quot;https://github.com/citation-style-language/schema/raw/master/csl-citation.json&quot;} RNDdP2XrSGuyT"/><text:span text:style-name="T3"> тоже прочитал, и, к сожалению, я думаю, он не повлиял на мою практику и не научил меня ничему. Медитация в моей жизни сейчас пренебрегается, я делаю ее в основном по привычке. Я вижу так много вещей, которые кажутся гораздо более интересными. Тем не менее, у меня выработалась определенная равностность в отношении того, что я во время сеансов теряюсь в мыслях или начинаю сильно дергаться. Сама медитация является объектом медитации. Я могу, наверное, сказать, что сама по себе она мне не нарвится, но мне нравится, что медитация со мной делает. Я вижу, как люди много тревожатся и страдают, а у меня уровень тревожности и идентификации с эмоциями и импульсами понижен. В общем, мне немного не хватает вдохновения, и я буду его искать.</text:span></text:p>
      <text:p text:style-name="P2"><text:soft-page-break/>Сейчас я главной своей проблемой вижу необразованность, и я буду летом ее решать. Размышляя об этом, я реши лвыделить в своем летнем плане три ступени, которые я назову мета, ликвидация белых пятен в карте, и присоединение к карте совершенно новых кусков.</text:p>
      <text:p text:style-name="P5"><text:span text:style-name="T3">По поводу первой ступени – я хочу научиться эффективнее учиться, читать и запоминать прочитанное, активно работать над идеями, быть креативным, входить в поток, много писать. Для этого я прочитаю </text:span><text:reference-mark-start text:name="ZOTERO_ITEM CSL_CITATION {&quot;citationID&quot;:&quot;IROyy48K&quot;,&quot;properties&quot;:{&quot;formattedCitation&quot;:&quot;[7]\\uc0\\u8211{}[12]&quot;,&quot;plainCitation&quot;:&quot;[7]–[12]&quot;,&quot;noteIndex&quot;:0},&quot;citationItems&quot;:[{&quot;id&quot;:326,&quot;uris&quot;:[&quot;http://zotero.org/users/6606028/items/Y7P3Q8XR&quot;],&quot;uri&quot;:[&quot;http://zotero.org/users/6606028/items/Y7P3Q8XR&quot;],&quot;itemData&quot;:{&quot;id&quot;:326,&quot;type&quot;:&quot;book&quot;,&quot;title&quot;:&quot;Джедайские техники. Как воспитать свою обезьяну, опустошить инбокс и сберечь мыслетопливо Подробнее: https://www.labirint.ru/books/580693/&quot;,&quot;author&quot;:[{&quot;family&quot;:&quot;Дорофеев&quot;,&quot;given&quot;:&quot;Максим&quot;}]}},{&quot;id&quot;:206,&quot;uris&quot;:[&quot;http://zotero.org/users/6606028/items/5J6IX5HL&quot;],&quot;uri&quot;:[&quot;http://zotero.org/users/6606028/items/5J6IX5HL&quot;],&quot;itemData&quot;:{&quot;id&quot;:206,&quot;type&quot;:&quot;book&quot;,&quot;abstract&quot;:&quot;\&quot;Future-proof your career and maximize your competitive advantage by becoming an Ultralearner --the skill necessary to stay relevant, reinvent yourself, and adapt to whatever the workplace throws your way\&quot;--&quot;,&quot;call-number&quot;:&quot;HF5381 .Y698 2019&quot;,&quot;event-place&quot;:&quot;New York City&quot;,&quot;ISBN&quot;:&quot;978-0-06-285268-7&quot;,&quot;publisher&quot;:&quot;HarperBusiness&quot;,&quot;publisher-place&quot;:&quot;New York City&quot;,&quot;source&quot;:&quot;Library of Congress ISBN&quot;,&quot;title&quot;:&quot;Ultralearning: timeless techniques for mastering hard skills&quot;,&quot;title-short&quot;:&quot;Ultralearning&quot;,&quot;author&quot;:[{&quot;family&quot;:&quot;Young&quot;,&quot;given&quot;:&quot;Scott&quot;}],&quot;issued&quot;:{&quot;date-parts&quot;:[[&quot;2019&quot;]]}}},{&quot;id&quot;:303,&quot;uris&quot;:[&quot;http://zotero.org/users/6606028/items/3UWMMWMF&quot;],&quot;uri&quot;:[&quot;http://zotero.org/users/6606028/items/3UWMMWMF&quot;],&quot;itemData&quot;:{&quot;id&quot;:303,&quot;type&quot;:&quot;book&quot;,&quot;abstract&quot;:&quot;\&quot;One of the most valuable skills in our economy is becoming increasingly rare. If you master this skill, you'll achieve extraordinary results. Deep work is the ability to focus without distraction on a cognitively demanding task. It's a skill that allows you to quickly master complicated information and produce better results in less time. Deep work will make you better at what you do and provide the sense of true fulfillment that comes from craftsmanship. In short, deep work is like a super power in our increasingly competitive twenty-first century economy. And yet, most people have lost the ability to go deep-spending their days instead in a frantic blur of e-mail and social media, not even realizing there's a better way. In DEEP WORK, author and professor Cal Newport flips the narrative on impact in a connected age. Instead of arguing distraction is bad, he instead celebrates the power of its opposite. Dividing this book into two parts, he first makes the case that in almost any profession, cultivating a deep work ethic will produce massive benefits. He then presents a rigorous training regimen, presented as a series of four \&quot;rules,\&quot; for transforming your mind and habits to support this skill. A mix of cultural criticism and actionable advice, DEEP WORK takes the reader on a journey through memorable stories-from Carl Jung building a stone tower in the woods to focus his mind, to a social media pioneer buying a round-trip business class ticket to Tokyo to write a book free from distraction in the air-and no-nonsense advice, such as the claim that most serious professionals should quit social media and that you should practice being bored. DEEP WORK is an indispensable guide to anyone seeking focused success in a distracted world\&quot;--&quot;,&quot;call-number&quot;:&quot;BF323.D5 N49 2016&quot;,&quot;edition&quot;:&quot;First Edition&quot;,&quot;event-place&quot;:&quot;New York&quot;,&quot;ISBN&quot;:&quot;978-1-4555-8669-1&quot;,&quot;number-of-pages&quot;:&quot;295&quot;,&quot;publisher&quot;:&quot;Grand Central Publishing&quot;,&quot;publisher-place&quot;:&quot;New York&quot;,&quot;source&quot;:&quot;Library of Congress ISBN&quot;,&quot;title&quot;:&quot;Deep work: rules for focused success in a distracted world&quot;,&quot;title-short&quot;:&quot;Deep work&quot;,&quot;author&quot;:[{&quot;family&quot;:&quot;Newport&quot;,&quot;given&quot;:&quot;Cal&quot;}],&quot;issued&quot;:{&quot;date-parts&quot;:[[&quot;2016&quot;]]}}},{&quot;id&quot;:302,&quot;uris&quot;:[&quot;http://zotero.org/users/6606028/items/XTGLI2UR&quot;],&quot;uri&quot;:[&quot;http://zotero.org/users/6606028/items/XTGLI2UR&quot;],&quot;itemData&quot;:{&quot;id&quot;:302,&quot;type&quot;:&quot;book&quot;,&quot;call-number&quot;:&quot;PN83 .A43 1972&quot;,&quot;edition&quot;:&quot;Rev. and updated ed&quot;,&quot;event-place&quot;:&quot;New York&quot;,&quot;ISBN&quot;:&quot;978-0-671-21280-3&quot;,&quot;number-of-pages&quot;:&quot;426&quot;,&quot;publisher&quot;:&quot;Simon and Schuster&quot;,&quot;publisher-place&quot;:&quot;New York&quot;,&quot;source&quot;:&quot;Library of Congress ISBN&quot;,&quot;title&quot;:&quot;How to read a book&quot;,&quot;author&quot;:[{&quot;family&quot;:&quot;Adler&quot;,&quot;given&quot;:&quot;Mortimer Jerome&quot;},{&quot;family&quot;:&quot;Van Doren&quot;,&quot;given&quot;:&quot;Charles&quot;}],&quot;issued&quot;:{&quot;date-parts&quot;:[[&quot;1972&quot;]]}}},{&quot;id&quot;:300,&quot;uris&quot;:[&quot;http://zotero.org/users/6606028/items/DLH3LH8C&quot;],&quot;uri&quot;:[&quot;http://zotero.org/users/6606028/items/DLH3LH8C&quot;],&quot;itemData&quot;:{&quot;id&quot;:300,&quot;type&quot;:&quot;article-journal&quot;,&quot;language&quot;:&quot;en&quot;,&quot;page&quot;:&quot;156&quot;,&quot;source&quot;:&quot;Zotero&quot;,&quot;title&quot;:&quot;How to Take Smart Notes: One Simple Technique to Boost Writing, Learning and Thinking – for Students, Academics and Nonfiction Book Writers&quot;,&quot;author&quot;:[{&quot;family&quot;:&quot;Ahrens&quot;,&quot;given&quot;:&quot;Sönke&quot;}]}},{&quot;id&quot;:330,&quot;uris&quot;:[&quot;http://zotero.org/users/6606028/items/2JPPHYZB&quot;],&quot;uri&quot;:[&quot;http://zotero.org/users/6606028/items/2JPPHYZB&quot;],&quot;itemData&quot;:{&quot;id&quot;:330,&quot;type&quot;:&quot;book&quot;,&quot;collection-title&quot;:&quot;Harper Perennial Modern Classics&quot;,&quot;edition&quot;:&quot;Nachdr.&quot;,&quot;event-place&quot;:&quot;New York&quot;,&quot;ISBN&quot;:&quot;978-0-06-133920-2&quot;,&quot;language&quot;:&quot;eng&quot;,&quot;note&quot;:&quot;OCLC: 553803226&quot;,&quot;number-of-pages&quot;:&quot;303&quot;,&quot;publisher&quot;:&quot;Harper [and] Row&quot;,&quot;publisher-place&quot;:&quot;New York&quot;,&quot;source&quot;:&quot;Gemeinsamer Bibliotheksverbund ISBN&quot;,&quot;title&quot;:&quot;Flow: The psychology of optimal experience&quot;,&quot;title-short&quot;:&quot;Flow&quot;,&quot;author&quot;:[{&quot;family&quot;:&quot;Csikszentmihalyi&quot;,&quot;given&quot;:&quot;Mihaly&quot;}],&quot;issued&quot;:{&quot;date-parts&quot;:[[&quot;2009&quot;]]}}}],&quot;schema&quot;:&quot;https://github.com/citation-style-language/schema/raw/master/csl-citation.json&quot;} RNDrK5UhLjTvM"/><text:span text:style-name="T9">[7]–[12]</text:span><text:reference-mark-end text:name="ZOTERO_ITEM CSL_CITATION {&quot;citationID&quot;:&quot;IROyy48K&quot;,&quot;properties&quot;:{&quot;formattedCitation&quot;:&quot;[7]\\uc0\\u8211{}[12]&quot;,&quot;plainCitation&quot;:&quot;[7]–[12]&quot;,&quot;noteIndex&quot;:0},&quot;citationItems&quot;:[{&quot;id&quot;:326,&quot;uris&quot;:[&quot;http://zotero.org/users/6606028/items/Y7P3Q8XR&quot;],&quot;uri&quot;:[&quot;http://zotero.org/users/6606028/items/Y7P3Q8XR&quot;],&quot;itemData&quot;:{&quot;id&quot;:326,&quot;type&quot;:&quot;book&quot;,&quot;title&quot;:&quot;Джедайские техники. Как воспитать свою обезьяну, опустошить инбокс и сберечь мыслетопливо Подробнее: https://www.labirint.ru/books/580693/&quot;,&quot;author&quot;:[{&quot;family&quot;:&quot;Дорофеев&quot;,&quot;given&quot;:&quot;Максим&quot;}]}},{&quot;id&quot;:206,&quot;uris&quot;:[&quot;http://zotero.org/users/6606028/items/5J6IX5HL&quot;],&quot;uri&quot;:[&quot;http://zotero.org/users/6606028/items/5J6IX5HL&quot;],&quot;itemData&quot;:{&quot;id&quot;:206,&quot;type&quot;:&quot;book&quot;,&quot;abstract&quot;:&quot;\&quot;Future-proof your career and maximize your competitive advantage by becoming an Ultralearner --the skill necessary to stay relevant, reinvent yourself, and adapt to whatever the workplace throws your way\&quot;--&quot;,&quot;call-number&quot;:&quot;HF5381 .Y698 2019&quot;,&quot;event-place&quot;:&quot;New York City&quot;,&quot;ISBN&quot;:&quot;978-0-06-285268-7&quot;,&quot;publisher&quot;:&quot;HarperBusiness&quot;,&quot;publisher-place&quot;:&quot;New York City&quot;,&quot;source&quot;:&quot;Library of Congress ISBN&quot;,&quot;title&quot;:&quot;Ultralearning: timeless techniques for mastering hard skills&quot;,&quot;title-short&quot;:&quot;Ultralearning&quot;,&quot;author&quot;:[{&quot;family&quot;:&quot;Young&quot;,&quot;given&quot;:&quot;Scott&quot;}],&quot;issued&quot;:{&quot;date-parts&quot;:[[&quot;2019&quot;]]}}},{&quot;id&quot;:303,&quot;uris&quot;:[&quot;http://zotero.org/users/6606028/items/3UWMMWMF&quot;],&quot;uri&quot;:[&quot;http://zotero.org/users/6606028/items/3UWMMWMF&quot;],&quot;itemData&quot;:{&quot;id&quot;:303,&quot;type&quot;:&quot;book&quot;,&quot;abstract&quot;:&quot;\&quot;One of the most valuable skills in our economy is becoming increasingly rare. If you master this skill, you'll achieve extraordinary results. Deep work is the ability to focus without distraction on a cognitively demanding task. It's a skill that allows you to quickly master complicated information and produce better results in less time. Deep work will make you better at what you do and provide the sense of true fulfillment that comes from craftsmanship. In short, deep work is like a super power in our increasingly competitive twenty-first century economy. And yet, most people have lost the ability to go deep-spending their days instead in a frantic blur of e-mail and social media, not even realizing there's a better way. In DEEP WORK, author and professor Cal Newport flips the narrative on impact in a connected age. Instead of arguing distraction is bad, he instead celebrates the power of its opposite. Dividing this book into two parts, he first makes the case that in almost any profession, cultivating a deep work ethic will produce massive benefits. He then presents a rigorous training regimen, presented as a series of four \&quot;rules,\&quot; for transforming your mind and habits to support this skill. A mix of cultural criticism and actionable advice, DEEP WORK takes the reader on a journey through memorable stories-from Carl Jung building a stone tower in the woods to focus his mind, to a social media pioneer buying a round-trip business class ticket to Tokyo to write a book free from distraction in the air-and no-nonsense advice, such as the claim that most serious professionals should quit social media and that you should practice being bored. DEEP WORK is an indispensable guide to anyone seeking focused success in a distracted world\&quot;--&quot;,&quot;call-number&quot;:&quot;BF323.D5 N49 2016&quot;,&quot;edition&quot;:&quot;First Edition&quot;,&quot;event-place&quot;:&quot;New York&quot;,&quot;ISBN&quot;:&quot;978-1-4555-8669-1&quot;,&quot;number-of-pages&quot;:&quot;295&quot;,&quot;publisher&quot;:&quot;Grand Central Publishing&quot;,&quot;publisher-place&quot;:&quot;New York&quot;,&quot;source&quot;:&quot;Library of Congress ISBN&quot;,&quot;title&quot;:&quot;Deep work: rules for focused success in a distracted world&quot;,&quot;title-short&quot;:&quot;Deep work&quot;,&quot;author&quot;:[{&quot;family&quot;:&quot;Newport&quot;,&quot;given&quot;:&quot;Cal&quot;}],&quot;issued&quot;:{&quot;date-parts&quot;:[[&quot;2016&quot;]]}}},{&quot;id&quot;:302,&quot;uris&quot;:[&quot;http://zotero.org/users/6606028/items/XTGLI2UR&quot;],&quot;uri&quot;:[&quot;http://zotero.org/users/6606028/items/XTGLI2UR&quot;],&quot;itemData&quot;:{&quot;id&quot;:302,&quot;type&quot;:&quot;book&quot;,&quot;call-number&quot;:&quot;PN83 .A43 1972&quot;,&quot;edition&quot;:&quot;Rev. and updated ed&quot;,&quot;event-place&quot;:&quot;New York&quot;,&quot;ISBN&quot;:&quot;978-0-671-21280-3&quot;,&quot;number-of-pages&quot;:&quot;426&quot;,&quot;publisher&quot;:&quot;Simon and Schuster&quot;,&quot;publisher-place&quot;:&quot;New York&quot;,&quot;source&quot;:&quot;Library of Congress ISBN&quot;,&quot;title&quot;:&quot;How to read a book&quot;,&quot;author&quot;:[{&quot;family&quot;:&quot;Adler&quot;,&quot;given&quot;:&quot;Mortimer Jerome&quot;},{&quot;family&quot;:&quot;Van Doren&quot;,&quot;given&quot;:&quot;Charles&quot;}],&quot;issued&quot;:{&quot;date-parts&quot;:[[&quot;1972&quot;]]}}},{&quot;id&quot;:300,&quot;uris&quot;:[&quot;http://zotero.org/users/6606028/items/DLH3LH8C&quot;],&quot;uri&quot;:[&quot;http://zotero.org/users/6606028/items/DLH3LH8C&quot;],&quot;itemData&quot;:{&quot;id&quot;:300,&quot;type&quot;:&quot;article-journal&quot;,&quot;language&quot;:&quot;en&quot;,&quot;page&quot;:&quot;156&quot;,&quot;source&quot;:&quot;Zotero&quot;,&quot;title&quot;:&quot;How to Take Smart Notes: One Simple Technique to Boost Writing, Learning and Thinking – for Students, Academics and Nonfiction Book Writers&quot;,&quot;author&quot;:[{&quot;family&quot;:&quot;Ahrens&quot;,&quot;given&quot;:&quot;Sönke&quot;}]}},{&quot;id&quot;:330,&quot;uris&quot;:[&quot;http://zotero.org/users/6606028/items/2JPPHYZB&quot;],&quot;uri&quot;:[&quot;http://zotero.org/users/6606028/items/2JPPHYZB&quot;],&quot;itemData&quot;:{&quot;id&quot;:330,&quot;type&quot;:&quot;book&quot;,&quot;collection-title&quot;:&quot;Harper Perennial Modern Classics&quot;,&quot;edition&quot;:&quot;Nachdr.&quot;,&quot;event-place&quot;:&quot;New York&quot;,&quot;ISBN&quot;:&quot;978-0-06-133920-2&quot;,&quot;language&quot;:&quot;eng&quot;,&quot;note&quot;:&quot;OCLC: 553803226&quot;,&quot;number-of-pages&quot;:&quot;303&quot;,&quot;publisher&quot;:&quot;Harper [and] Row&quot;,&quot;publisher-place&quot;:&quot;New York&quot;,&quot;source&quot;:&quot;Gemeinsamer Bibliotheksverbund ISBN&quot;,&quot;title&quot;:&quot;Flow: The psychology of optimal experience&quot;,&quot;title-short&quot;:&quot;Flow&quot;,&quot;author&quot;:[{&quot;family&quot;:&quot;Csikszentmihalyi&quot;,&quot;given&quot;:&quot;Mihaly&quot;}],&quot;issued&quot;:{&quot;date-parts&quot;:[[&quot;2009&quot;]]}}}],&quot;schema&quot;:&quot;https://github.com/citation-style-language/schema/raw/master/csl-citation.json&quot;} RNDrK5UhLjTvM"/><text:span text:style-name="T9"> </text:span><text:span text:style-name="T10">Еще я хочу стать гением и для этого разберусь с </text:span><text:reference-mark-start text:name="ZOTERO_ITEM CSL_CITATION {&quot;citationID&quot;:&quot;E3FfRKjB&quot;,&quot;properties&quot;:{&quot;formattedCitation&quot;:&quot;[13]&quot;,&quot;plainCitation&quot;:&quot;[13]&quot;,&quot;noteIndex&quot;:0},&quot;citationItems&quot;:[{&quot;id&quot;:182,&quot;uris&quot;:[&quot;http://zotero.org/users/6606028/items/SZAH3VX4&quot;],&quot;uri&quot;:[&quot;http://zotero.org/users/6606028/items/SZAH3VX4&quot;],&quot;itemData&quot;:{&quot;id&quot;:182,&quot;type&quot;:&quot;book&quot;,&quot;event-place&quot;:&quot;Minsk&quot;,&quot;ISBN&quot;:&quot;978-985-01-0075-7&quot;,&quot;language&quot;:&quot;Russian&quot;,&quot;note&quot;:&quot;OCLC: 79628253&quot;,&quot;publisher&quot;:&quot;Belarusʹ&quot;,&quot;publisher-place&quot;:&quot;Minsk&quot;,&quot;source&quot;:&quot;Open WorldCat&quot;,&quot;title&quot;:&quot;Как стать гением: жизненная стратегия творческой личности&quot;,&quot;title-short&quot;:&quot;Как стать гением&quot;,&quot;author&quot;:[{&quot;family&quot;:&quot;Альтшуллер&quot;,&quot;given&quot;:&quot;Генрих Саулович&quot;},{&quot;family&quot;:&quot;Верткин&quot;,&quot;given&quot;:&quot;Игорь Михайлович&quot;}],&quot;issued&quot;:{&quot;date-parts&quot;:[[&quot;1994&quot;]]}}}],&quot;schema&quot;:&quot;https://github.com/citation-style-language/schema/raw/master/csl-citation.json&quot;} RNDVgYquw6BrC"/><text:span text:style-name="T10">[13]</text:span><text:reference-mark-end text:name="ZOTERO_ITEM CSL_CITATION {&quot;citationID&quot;:&quot;E3FfRKjB&quot;,&quot;properties&quot;:{&quot;formattedCitation&quot;:&quot;[13]&quot;,&quot;plainCitation&quot;:&quot;[13]&quot;,&quot;noteIndex&quot;:0},&quot;citationItems&quot;:[{&quot;id&quot;:182,&quot;uris&quot;:[&quot;http://zotero.org/users/6606028/items/SZAH3VX4&quot;],&quot;uri&quot;:[&quot;http://zotero.org/users/6606028/items/SZAH3VX4&quot;],&quot;itemData&quot;:{&quot;id&quot;:182,&quot;type&quot;:&quot;book&quot;,&quot;event-place&quot;:&quot;Minsk&quot;,&quot;ISBN&quot;:&quot;978-985-01-0075-7&quot;,&quot;language&quot;:&quot;Russian&quot;,&quot;note&quot;:&quot;OCLC: 79628253&quot;,&quot;publisher&quot;:&quot;Belarusʹ&quot;,&quot;publisher-place&quot;:&quot;Minsk&quot;,&quot;source&quot;:&quot;Open WorldCat&quot;,&quot;title&quot;:&quot;Как стать гением: жизненная стратегия творческой личности&quot;,&quot;title-short&quot;:&quot;Как стать гением&quot;,&quot;author&quot;:[{&quot;family&quot;:&quot;Альтшуллер&quot;,&quot;given&quot;:&quot;Генрих Саулович&quot;},{&quot;family&quot;:&quot;Верткин&quot;,&quot;given&quot;:&quot;Игорь Михайлович&quot;}],&quot;issued&quot;:{&quot;date-parts&quot;:[[&quot;1994&quot;]]}}}],&quot;schema&quot;:&quot;https://github.com/citation-style-language/schema/raw/master/csl-citation.json&quot;} RNDVgYquw6BrC"/> <text:span text:style-name="T33">но это, возможно, не в июне – сначала я хочу достаточно хорошо научиться читать, чтобы переходить к чему-то, что, возможно, будет определять меня в будущем как личность. В качестве девиза месяца я бы поставил отвязывание кирпича от карандаша.</text:span></text:p>
      <text:p text:style-name="P5"><text:span text:style-name="T33">Я хочу развить привычку много писать, потмоу что я считаю, что мышление письмом </text:span><text:reference-mark-start text:name="ZOTERO_ITEM CSL_CITATION {&quot;citationID&quot;:&quot;GlyFr41P&quot;,&quot;properties&quot;:{&quot;formattedCitation&quot;:&quot;[14]&quot;,&quot;plainCitation&quot;:&quot;[14]&quot;,&quot;noteIndex&quot;:0},&quot;citationItems&quot;:[{&quot;id&quot;:110,&quot;uris&quot;:[&quot;http://zotero.org/users/6606028/items/6IP5J27R&quot;],&quot;uri&quot;:[&quot;http://zotero.org/users/6606028/items/6IP5J27R&quot;],&quot;itemData&quot;:{&quot;id&quot;:110,&quot;type&quot;:&quot;webpage&quot;,&quot;abstract&quot;:&quot;Тезис этого поста: мышление происходит не в мозгу человека, не в мозгу команды, а в мозгах+экзокортексах, и происходит оно обычно при письме: -- ты свои мысли пишешь, и это и есть \&quot;думаешь\&quot;: мышление происходит по мере формулирования и уточнения отчуждённой от тебя мысли, думать чисто \&quot;внутри…&quot;,&quot;language&quot;:&quot;en-us&quot;,&quot;note&quot;:&quot;source: ailev.livejournal.com&quot;,&quot;title&quot;:&quot;Мышление письмом/моделированием&quot;,&quot;URL&quot;:&quot;https://ailev.livejournal.com/1513051.html&quot;,&quot;author&quot;:[{&quot;family&quot;:&quot;Levenchuk&quot;,&quot;given&quot;:&quot;Anatoly&quot;}],&quot;accessed&quot;:{&quot;date-parts&quot;:[[&quot;2020&quot;,5,15]]}}}],&quot;schema&quot;:&quot;https://github.com/citation-style-language/schema/raw/master/csl-citation.json&quot;} RNDL3zEZiCm2o"/><text:span text:style-name="T33">[14]</text:span><text:reference-mark-end text:name="ZOTERO_ITEM CSL_CITATION {&quot;citationID&quot;:&quot;GlyFr41P&quot;,&quot;properties&quot;:{&quot;formattedCitation&quot;:&quot;[14]&quot;,&quot;plainCitation&quot;:&quot;[14]&quot;,&quot;noteIndex&quot;:0},&quot;citationItems&quot;:[{&quot;id&quot;:110,&quot;uris&quot;:[&quot;http://zotero.org/users/6606028/items/6IP5J27R&quot;],&quot;uri&quot;:[&quot;http://zotero.org/users/6606028/items/6IP5J27R&quot;],&quot;itemData&quot;:{&quot;id&quot;:110,&quot;type&quot;:&quot;webpage&quot;,&quot;abstract&quot;:&quot;Тезис этого поста: мышление происходит не в мозгу человека, не в мозгу команды, а в мозгах+экзокортексах, и происходит оно обычно при письме: -- ты свои мысли пишешь, и это и есть \&quot;думаешь\&quot;: мышление происходит по мере формулирования и уточнения отчуждённой от тебя мысли, думать чисто \&quot;внутри…&quot;,&quot;language&quot;:&quot;en-us&quot;,&quot;note&quot;:&quot;source: ailev.livejournal.com&quot;,&quot;title&quot;:&quot;Мышление письмом/моделированием&quot;,&quot;URL&quot;:&quot;https://ailev.livejournal.com/1513051.html&quot;,&quot;author&quot;:[{&quot;family&quot;:&quot;Levenchuk&quot;,&quot;given&quot;:&quot;Anatoly&quot;}],&quot;accessed&quot;:{&quot;date-parts&quot;:[[&quot;2020&quot;,5,15]]}}}],&quot;schema&quot;:&quot;https://github.com/citation-style-language/schema/raw/master/csl-citation.json&quot;} RNDL3zEZiCm2o"/><text:span text:style-name="T33"> гораздо эффективнее, чем мышление в голове – оно поможет мне избегать режима провала, когда у меня ест ьсмутное ощущение, что я хорошо что-то понял, а потом меня спрашивают, а я не могу ничего сказать. Я обещаю писать каждый день заметки на хотя бы 500 слов. </text:span></text:p>
      <text:p text:style-name="P5"><text:span text:style-name="T33">Ликвидация белых пятен. Есть определенные области, о которых я давно знаю, что не знаю их, а эти области для меня важны. Напрмиер, сюда входят основополагающие труды по эффективному альтуизму </text:span><text:reference-mark-start text:name="ZOTERO_ITEM CSL_CITATION {&quot;citationID&quot;:&quot;dNqmEip3&quot;,&quot;properties&quot;:{&quot;formattedCitation&quot;:&quot;[15]\\uc0\\u8211{}[24]&quot;,&quot;plainCitation&quot;:&quot;[15]–[24]&quot;,&quot;noteIndex&quot;:0},&quot;citationItems&quot;:[{&quot;id&quot;:245,&quot;uris&quot;:[&quot;http://zotero.org/users/6606028/items/UEGHMJVU&quot;],&quot;uri&quot;:[&quot;http://zotero.org/users/6606028/items/UEGHMJVU&quot;],&quot;itemData&quot;:{&quot;id&quot;:245,&quot;type&quot;:&quot;book&quot;,&quot;abstract&quot;:&quot;You have about 80,000 hours in your career. This means your choice of career is one of the most important decisions you'll ever make. Choose well, and you can help solve the world's most pressing problems, while having a more rewarding, interesting life. This guide will help you do that. It's based on five years of research alongside academics at the University of Oxford&quot;,&quot;event-place&quot;:&quot;Oxford&quot;,&quot;ISBN&quot;:&quot;978-1-5373-2400-5&quot;,&quot;language&quot;:&quot;eng&quot;,&quot;note&quot;:&quot;OCLC: 1004318624&quot;,&quot;number-of-pages&quot;:&quot;328&quot;,&quot;publisher&quot;:&quot;Centre for Effective Altruism&quot;,&quot;publisher-place&quot;:&quot;Oxford&quot;,&quot;source&quot;:&quot;Gemeinsamer Bibliotheksverbund ISBN&quot;,&quot;title&quot;:&quot;80,000 Hours: find a fulfilling career that does good&quot;,&quot;title-short&quot;:&quot;80,000 Hours&quot;,&quot;author&quot;:[{&quot;family&quot;:&quot;Todd&quot;,&quot;given&quot;:&quot;Benjamin&quot;}],&quot;issued&quot;:{&quot;date-parts&quot;:[[&quot;2016&quot;]]}},&quot;label&quot;:&quot;page&quot;},{&quot;id&quot;:196,&quot;uris&quot;:[&quot;http://zotero.org/users/6606028/items/M92LWVG8&quot;],&quot;uri&quot;:[&quot;http://zotero.org/users/6606028/items/M92LWVG8&quot;],&quot;itemData&quot;:{&quot;id&quot;:196,&quot;type&quot;:&quot;webpage&quot;,&quot;abstract&quot;:&quot;80,000 Hours' key ideas for those who want a high-impact career.&quot;,&quot;container-title&quot;:&quot;80,000 Hours&quot;,&quot;language&quot;:&quot;en-US&quot;,&quot;note&quot;:&quot;source: 80000hours.org&quot;,&quot;title&quot;:&quot;A guide to using your career to help solve the world’s most pressing problems&quot;,&quot;URL&quot;:&quot;https://80000hours.org/key-ideas/&quot;,&quot;accessed&quot;:{&quot;date-parts&quot;:[[&quot;2020&quot;,5,30]]},&quot;issued&quot;:{&quot;date-parts&quot;:[[&quot;2019&quot;,10]]}},&quot;label&quot;:&quot;page&quot;},{&quot;id&quot;:241,&quot;uris&quot;:[&quot;http://zotero.org/users/6606028/items/S6R2NPHC&quot;],&quot;uri&quot;:[&quot;http://zotero.org/users/6606028/items/S6R2NPHC&quot;],&quot;itemData&quot;:{&quot;id&quot;:241,&quot;type&quot;:&quot;book&quot;,&quot;edition&quot;:&quot;New rev. es&quot;,&quot;event-place&quot;:&quot;New York, NY&quot;,&quot;ISBN&quot;:&quot;978-0-380-71333-2&quot;,&quot;language&quot;:&quot;en&quot;,&quot;note&quot;:&quot;OCLC: 23853680&quot;,&quot;number-of-pages&quot;:&quot;320&quot;,&quot;publisher&quot;:&quot;Avon Books&quot;,&quot;publisher-place&quot;:&quot;New York, NY&quot;,&quot;source&quot;:&quot;Gemeinsamer Bibliotheksverbund ISBN&quot;,&quot;title&quot;:&quot;Animal liberation&quot;,&quot;author&quot;:[{&quot;family&quot;:&quot;Singer&quot;,&quot;given&quot;:&quot;Peter&quot;}],&quot;issued&quot;:{&quot;date-parts&quot;:[[&quot;1990&quot;]]}},&quot;label&quot;:&quot;page&quot;},{&quot;id&quot;:243,&quot;uris&quot;:[&quot;http://zotero.org/users/6606028/items/ZRXP9EEV&quot;],&quot;uri&quot;:[&quot;http://zotero.org/users/6606028/items/ZRXP9EEV&quot;],&quot;itemData&quot;:{&quot;id&quot;:243,&quot;type&quot;:&quot;book&quot;,&quot;call-number&quot;:&quot;HM1146 .M33 2015&quot;,&quot;event-place&quot;:&quot;New York, N.Y&quot;,&quot;ISBN&quot;:&quot;978-1-59240-910-5&quot;,&quot;number-of-pages&quot;:&quot;258&quot;,&quot;publisher&quot;:&quot;Gotham Books&quot;,&quot;publisher-place&quot;:&quot;New York, N.Y&quot;,&quot;source&quot;:&quot;Library of Congress ISBN&quot;,&quot;title&quot;:&quot;Doing good better: How effective altruism can help you make a difference&quot;,&quot;title-short&quot;:&quot;Doing good better&quot;,&quot;author&quot;:[{&quot;family&quot;:&quot;MacAskill&quot;,&quot;given&quot;:&quot;William&quot;}],&quot;issued&quot;:{&quot;date-parts&quot;:[[&quot;2015&quot;]]}},&quot;label&quot;:&quot;page&quot;},{&quot;id&quot;:239,&quot;uris&quot;:[&quot;http://zotero.org/users/6606028/items/3WYYIQXE&quot;],&quot;uri&quot;:[&quot;http://zotero.org/users/6606028/items/3WYYIQXE&quot;],&quot;itemData&quot;:{&quot;id&quot;:239,&quot;type&quot;:&quot;book&quot;,&quot;abstract&quot;:&quot;From the Publisher: Jonathan Safran Foer spent much of his teenage and college years oscillating between omnivore and vegetarian. But on the brink of fatherhood-facing the prospect of having to make dietary choices on a child's behalf-his casual questioning took on an urgency His quest for answers ultimately required him to visit factory farms in the middle of the night, dissect the emotional ingredients of meals from his childhood, and probe some of his most primal instincts about right and wrong. Brilliantly synthesizing philosophy, literature, science, memoir and his own detective work, Eating Animals explores the many fictions we use to justify our eating habits-from folklore to pop culture to family traditions and national myth-and how such tales can lull us into a brutal forgetting. Marked by Foer's profound moral ferocity and unvarying generosity, as well as the vibrant style and creativity that made his previous books, Everything is Illuminated and Extremely Loud and Incredibly Close, widely loved, Eating Animals is a celebration and a reckoning, a story about the stories we've told-and the stories we now need to tell. 1 online resource (p.).&quot;,&quot;event-place&quot;:&quot;New York&quot;,&quot;ISBN&quot;:&quot;978-0-316-08664-6&quot;,&quot;language&quot;:&quot;en&quot;,&quot;note&quot;:&quot;OCLC: 462117619&quot;,&quot;publisher&quot;:&quot;Little, Brown and Co.&quot;,&quot;publisher-place&quot;:&quot;New York&quot;,&quot;source&quot;:&quot;Open WorldCat&quot;,&quot;title&quot;:&quot;Eating animals&quot;,&quot;URL&quot;:&quot;http://ebook.3m.com/library/BCPL-document_id-apfpuz9&quot;,&quot;author&quot;:[{&quot;family&quot;:&quot;Foer&quot;,&quot;given&quot;:&quot;Jonathan Safran&quot;}],&quot;accessed&quot;:{&quot;date-parts&quot;:[[&quot;2020&quot;,5,30]]},&quot;issued&quot;:{&quot;date-parts&quot;:[[&quot;2009&quot;]]}},&quot;label&quot;:&quot;page&quot;},{&quot;id&quot;:230,&quot;uris&quot;:[&quot;http://zotero.org/users/6606028/items/26F3BSXH&quot;],&quot;uri&quot;:[&quot;http://zotero.org/users/6606028/items/26F3BSXH&quot;],&quot;itemData&quot;:{&quot;id&quot;:230,&quot;type&quot;:&quot;article&quot;,&quot;title&quot;:&quot;Effective_Altruism_Handbook.pdf&quot;},&quot;label&quot;:&quot;page&quot;},{&quot;id&quot;:246,&quot;uris&quot;:[&quot;http://zotero.org/users/6606028/items/B7IFX7KK&quot;],&quot;uri&quot;:[&quot;http://zotero.org/users/6606028/items/B7IFX7KK&quot;],&quot;itemData&quot;:{&quot;id&quot;:246,&quot;type&quot;:&quot;book&quot;,&quot;edition&quot;:&quot;Repr&quot;,&quot;event-place&quot;:&quot;Oxford&quot;,&quot;ISBN&quot;:&quot;978-0-19-960650-4&quot;,&quot;language&quot;:&quot;eng&quot;,&quot;note&quot;:&quot;OCLC: 852649007&quot;,&quot;number-of-pages&quot;:&quot;550&quot;,&quot;publisher&quot;:&quot;Oxford University Press&quot;,&quot;publisher-place&quot;:&quot;Oxford&quot;,&quot;source&quot;:&quot;Gemeinsamer Bibliotheksverbund ISBN&quot;,&quot;title&quot;:&quot;Global catastrophic risks&quot;,&quot;editor&quot;:[{&quot;family&quot;:&quot;Bostrom&quot;,&quot;given&quot;:&quot;Nick&quot;}],&quot;issued&quot;:{&quot;date-parts&quot;:[[&quot;2012&quot;]]}},&quot;label&quot;:&quot;page&quot;},{&quot;id&quot;:240,&quot;uris&quot;:[&quot;http://zotero.org/users/6606028/items/7JFRSD37&quot;],&quot;uri&quot;:[&quot;http://zotero.org/users/6606028/items/7JFRSD37&quot;],&quot;itemData&quot;:{&quot;id&quot;:240,&quot;type&quot;:&quot;book&quot;,&quot;call-number&quot;:&quot;Q335 .B685 2014&quot;,&quot;edition&quot;:&quot;First edition&quot;,&quot;event-place&quot;:&quot;Oxford&quot;,&quot;ISBN&quot;:&quot;978-0-19-967811-2&quot;,&quot;language&quot;:&quot;en&quot;,&quot;note&quot;:&quot;OCLC: ocn881706835&quot;,&quot;number-of-pages&quot;:&quot;328&quot;,&quot;publisher&quot;:&quot;Oxford University Press&quot;,&quot;publisher-place&quot;:&quot;Oxford&quot;,&quot;source&quot;:&quot;Library of Congress ISBN&quot;,&quot;title&quot;:&quot;Superintelligence: paths, dangers, strategies&quot;,&quot;title-short&quot;:&quot;Superintelligence&quot;,&quot;author&quot;:[{&quot;family&quot;:&quot;Bostrom&quot;,&quot;given&quot;:&quot;Nick&quot;}],&quot;issued&quot;:{&quot;date-parts&quot;:[[&quot;2014&quot;]]}},&quot;label&quot;:&quot;page&quot;},{&quot;id&quot;:244,&quot;uris&quot;:[&quot;http://zotero.org/users/6606028/items/KTVRJQP3&quot;],&quot;uri&quot;:[&quot;http://zotero.org/users/6606028/items/KTVRJQP3&quot;],&quot;itemData&quot;:{&quot;id&quot;:244,&quot;type&quot;:&quot;book&quot;,&quot;call-number&quot;:&quot;HV48 .S56 2009&quot;,&quot;edition&quot;:&quot;1st ed&quot;,&quot;event-place&quot;:&quot;New York&quot;,&quot;ISBN&quot;:&quot;978-1-4000-6710-7&quot;,&quot;number-of-pages&quot;:&quot;206&quot;,&quot;publisher&quot;:&quot;Random House&quot;,&quot;publisher-place&quot;:&quot;New York&quot;,&quot;source&quot;:&quot;Library of Congress ISBN&quot;,&quot;title&quot;:&quot;The life you can save: acting now to end world poverty&quot;,&quot;title-short&quot;:&quot;The life you can save&quot;,&quot;author&quot;:[{&quot;family&quot;:&quot;Singer&quot;,&quot;given&quot;:&quot;Peter&quot;}],&quot;issued&quot;:{&quot;date-parts&quot;:[[&quot;2009&quot;]]}},&quot;label&quot;:&quot;page&quot;},{&quot;id&quot;:242,&quot;uris&quot;:[&quot;http://zotero.org/users/6606028/items/4X3JRBWA&quot;],&quot;uri&quot;:[&quot;http://zotero.org/users/6606028/items/4X3JRBWA&quot;],&quot;itemData&quot;:{&quot;id&quot;:242,&quot;type&quot;:&quot;book&quot;,&quot;call-number&quot;:&quot;BJ1474 .S56 2015&quot;,&quot;collection-title&quot;:&quot;Castle lectures in ethics, politics, and economics&quot;,&quot;event-place&quot;:&quot;New Haven ; London&quot;,&quot;ISBN&quot;:&quot;978-0-300-18027-5&quot;,&quot;language&quot;:&quot;en&quot;,&quot;number-of-pages&quot;:&quot;211&quot;,&quot;publisher&quot;:&quot;Yale University Press&quot;,&quot;publisher-place&quot;:&quot;New Haven ; London&quot;,&quot;source&quot;:&quot;Library of Congress ISBN&quot;,&quot;title&quot;:&quot;The most good you can do: how effective altruism is changing ideas about living ethically&quot;,&quot;title-short&quot;:&quot;The most good you can do&quot;,&quot;author&quot;:[{&quot;family&quot;:&quot;Singer&quot;,&quot;given&quot;:&quot;Peter&quot;}],&quot;issued&quot;:{&quot;date-parts&quot;:[[&quot;2015&quot;]]}},&quot;label&quot;:&quot;page&quot;}],&quot;schema&quot;:&quot;https://github.com/citation-style-language/schema/raw/master/csl-citation.json&quot;} RNDQlalcI4weu"/><text:span text:style-name="T9">[15]–[24]</text:span><text:reference-mark-end text:name="ZOTERO_ITEM CSL_CITATION {&quot;citationID&quot;:&quot;dNqmEip3&quot;,&quot;properties&quot;:{&quot;formattedCitation&quot;:&quot;[15]\\uc0\\u8211{}[24]&quot;,&quot;plainCitation&quot;:&quot;[15]–[24]&quot;,&quot;noteIndex&quot;:0},&quot;citationItems&quot;:[{&quot;id&quot;:245,&quot;uris&quot;:[&quot;http://zotero.org/users/6606028/items/UEGHMJVU&quot;],&quot;uri&quot;:[&quot;http://zotero.org/users/6606028/items/UEGHMJVU&quot;],&quot;itemData&quot;:{&quot;id&quot;:245,&quot;type&quot;:&quot;book&quot;,&quot;abstract&quot;:&quot;You have about 80,000 hours in your career. This means your choice of career is one of the most important decisions you'll ever make. Choose well, and you can help solve the world's most pressing problems, while having a more rewarding, interesting life. This guide will help you do that. It's based on five years of research alongside academics at the University of Oxford&quot;,&quot;event-place&quot;:&quot;Oxford&quot;,&quot;ISBN&quot;:&quot;978-1-5373-2400-5&quot;,&quot;language&quot;:&quot;eng&quot;,&quot;note&quot;:&quot;OCLC: 1004318624&quot;,&quot;number-of-pages&quot;:&quot;328&quot;,&quot;publisher&quot;:&quot;Centre for Effective Altruism&quot;,&quot;publisher-place&quot;:&quot;Oxford&quot;,&quot;source&quot;:&quot;Gemeinsamer Bibliotheksverbund ISBN&quot;,&quot;title&quot;:&quot;80,000 Hours: find a fulfilling career that does good&quot;,&quot;title-short&quot;:&quot;80,000 Hours&quot;,&quot;author&quot;:[{&quot;family&quot;:&quot;Todd&quot;,&quot;given&quot;:&quot;Benjamin&quot;}],&quot;issued&quot;:{&quot;date-parts&quot;:[[&quot;2016&quot;]]}},&quot;label&quot;:&quot;page&quot;},{&quot;id&quot;:196,&quot;uris&quot;:[&quot;http://zotero.org/users/6606028/items/M92LWVG8&quot;],&quot;uri&quot;:[&quot;http://zotero.org/users/6606028/items/M92LWVG8&quot;],&quot;itemData&quot;:{&quot;id&quot;:196,&quot;type&quot;:&quot;webpage&quot;,&quot;abstract&quot;:&quot;80,000 Hours' key ideas for those who want a high-impact career.&quot;,&quot;container-title&quot;:&quot;80,000 Hours&quot;,&quot;language&quot;:&quot;en-US&quot;,&quot;note&quot;:&quot;source: 80000hours.org&quot;,&quot;title&quot;:&quot;A guide to using your career to help solve the world’s most pressing problems&quot;,&quot;URL&quot;:&quot;https://80000hours.org/key-ideas/&quot;,&quot;accessed&quot;:{&quot;date-parts&quot;:[[&quot;2020&quot;,5,30]]},&quot;issued&quot;:{&quot;date-parts&quot;:[[&quot;2019&quot;,10]]}},&quot;label&quot;:&quot;page&quot;},{&quot;id&quot;:241,&quot;uris&quot;:[&quot;http://zotero.org/users/6606028/items/S6R2NPHC&quot;],&quot;uri&quot;:[&quot;http://zotero.org/users/6606028/items/S6R2NPHC&quot;],&quot;itemData&quot;:{&quot;id&quot;:241,&quot;type&quot;:&quot;book&quot;,&quot;edition&quot;:&quot;New rev. es&quot;,&quot;event-place&quot;:&quot;New York, NY&quot;,&quot;ISBN&quot;:&quot;978-0-380-71333-2&quot;,&quot;language&quot;:&quot;en&quot;,&quot;note&quot;:&quot;OCLC: 23853680&quot;,&quot;number-of-pages&quot;:&quot;320&quot;,&quot;publisher&quot;:&quot;Avon Books&quot;,&quot;publisher-place&quot;:&quot;New York, NY&quot;,&quot;source&quot;:&quot;Gemeinsamer Bibliotheksverbund ISBN&quot;,&quot;title&quot;:&quot;Animal liberation&quot;,&quot;author&quot;:[{&quot;family&quot;:&quot;Singer&quot;,&quot;given&quot;:&quot;Peter&quot;}],&quot;issued&quot;:{&quot;date-parts&quot;:[[&quot;1990&quot;]]}},&quot;label&quot;:&quot;page&quot;},{&quot;id&quot;:243,&quot;uris&quot;:[&quot;http://zotero.org/users/6606028/items/ZRXP9EEV&quot;],&quot;uri&quot;:[&quot;http://zotero.org/users/6606028/items/ZRXP9EEV&quot;],&quot;itemData&quot;:{&quot;id&quot;:243,&quot;type&quot;:&quot;book&quot;,&quot;call-number&quot;:&quot;HM1146 .M33 2015&quot;,&quot;event-place&quot;:&quot;New York, N.Y&quot;,&quot;ISBN&quot;:&quot;978-1-59240-910-5&quot;,&quot;number-of-pages&quot;:&quot;258&quot;,&quot;publisher&quot;:&quot;Gotham Books&quot;,&quot;publisher-place&quot;:&quot;New York, N.Y&quot;,&quot;source&quot;:&quot;Library of Congress ISBN&quot;,&quot;title&quot;:&quot;Doing good better: How effective altruism can help you make a difference&quot;,&quot;title-short&quot;:&quot;Doing good better&quot;,&quot;author&quot;:[{&quot;family&quot;:&quot;MacAskill&quot;,&quot;given&quot;:&quot;William&quot;}],&quot;issued&quot;:{&quot;date-parts&quot;:[[&quot;2015&quot;]]}},&quot;label&quot;:&quot;page&quot;},{&quot;id&quot;:239,&quot;uris&quot;:[&quot;http://zotero.org/users/6606028/items/3WYYIQXE&quot;],&quot;uri&quot;:[&quot;http://zotero.org/users/6606028/items/3WYYIQXE&quot;],&quot;itemData&quot;:{&quot;id&quot;:239,&quot;type&quot;:&quot;book&quot;,&quot;abstract&quot;:&quot;From the Publisher: Jonathan Safran Foer spent much of his teenage and college years oscillating between omnivore and vegetarian. But on the brink of fatherhood-facing the prospect of having to make dietary choices on a child's behalf-his casual questioning took on an urgency His quest for answers ultimately required him to visit factory farms in the middle of the night, dissect the emotional ingredients of meals from his childhood, and probe some of his most primal instincts about right and wrong. Brilliantly synthesizing philosophy, literature, science, memoir and his own detective work, Eating Animals explores the many fictions we use to justify our eating habits-from folklore to pop culture to family traditions and national myth-and how such tales can lull us into a brutal forgetting. Marked by Foer's profound moral ferocity and unvarying generosity, as well as the vibrant style and creativity that made his previous books, Everything is Illuminated and Extremely Loud and Incredibly Close, widely loved, Eating Animals is a celebration and a reckoning, a story about the stories we've told-and the stories we now need to tell. 1 online resource (p.).&quot;,&quot;event-place&quot;:&quot;New York&quot;,&quot;ISBN&quot;:&quot;978-0-316-08664-6&quot;,&quot;language&quot;:&quot;en&quot;,&quot;note&quot;:&quot;OCLC: 462117619&quot;,&quot;publisher&quot;:&quot;Little, Brown and Co.&quot;,&quot;publisher-place&quot;:&quot;New York&quot;,&quot;source&quot;:&quot;Open WorldCat&quot;,&quot;title&quot;:&quot;Eating animals&quot;,&quot;URL&quot;:&quot;http://ebook.3m.com/library/BCPL-document_id-apfpuz9&quot;,&quot;author&quot;:[{&quot;family&quot;:&quot;Foer&quot;,&quot;given&quot;:&quot;Jonathan Safran&quot;}],&quot;accessed&quot;:{&quot;date-parts&quot;:[[&quot;2020&quot;,5,30]]},&quot;issued&quot;:{&quot;date-parts&quot;:[[&quot;2009&quot;]]}},&quot;label&quot;:&quot;page&quot;},{&quot;id&quot;:230,&quot;uris&quot;:[&quot;http://zotero.org/users/6606028/items/26F3BSXH&quot;],&quot;uri&quot;:[&quot;http://zotero.org/users/6606028/items/26F3BSXH&quot;],&quot;itemData&quot;:{&quot;id&quot;:230,&quot;type&quot;:&quot;article&quot;,&quot;title&quot;:&quot;Effective_Altruism_Handbook.pdf&quot;},&quot;label&quot;:&quot;page&quot;},{&quot;id&quot;:246,&quot;uris&quot;:[&quot;http://zotero.org/users/6606028/items/B7IFX7KK&quot;],&quot;uri&quot;:[&quot;http://zotero.org/users/6606028/items/B7IFX7KK&quot;],&quot;itemData&quot;:{&quot;id&quot;:246,&quot;type&quot;:&quot;book&quot;,&quot;edition&quot;:&quot;Repr&quot;,&quot;event-place&quot;:&quot;Oxford&quot;,&quot;ISBN&quot;:&quot;978-0-19-960650-4&quot;,&quot;language&quot;:&quot;eng&quot;,&quot;note&quot;:&quot;OCLC: 852649007&quot;,&quot;number-of-pages&quot;:&quot;550&quot;,&quot;publisher&quot;:&quot;Oxford University Press&quot;,&quot;publisher-place&quot;:&quot;Oxford&quot;,&quot;source&quot;:&quot;Gemeinsamer Bibliotheksverbund ISBN&quot;,&quot;title&quot;:&quot;Global catastrophic risks&quot;,&quot;editor&quot;:[{&quot;family&quot;:&quot;Bostrom&quot;,&quot;given&quot;:&quot;Nick&quot;}],&quot;issued&quot;:{&quot;date-parts&quot;:[[&quot;2012&quot;]]}},&quot;label&quot;:&quot;page&quot;},{&quot;id&quot;:240,&quot;uris&quot;:[&quot;http://zotero.org/users/6606028/items/7JFRSD37&quot;],&quot;uri&quot;:[&quot;http://zotero.org/users/6606028/items/7JFRSD37&quot;],&quot;itemData&quot;:{&quot;id&quot;:240,&quot;type&quot;:&quot;book&quot;,&quot;call-number&quot;:&quot;Q335 .B685 2014&quot;,&quot;edition&quot;:&quot;First edition&quot;,&quot;event-place&quot;:&quot;Oxford&quot;,&quot;ISBN&quot;:&quot;978-0-19-967811-2&quot;,&quot;language&quot;:&quot;en&quot;,&quot;note&quot;:&quot;OCLC: ocn881706835&quot;,&quot;number-of-pages&quot;:&quot;328&quot;,&quot;publisher&quot;:&quot;Oxford University Press&quot;,&quot;publisher-place&quot;:&quot;Oxford&quot;,&quot;source&quot;:&quot;Library of Congress ISBN&quot;,&quot;title&quot;:&quot;Superintelligence: paths, dangers, strategies&quot;,&quot;title-short&quot;:&quot;Superintelligence&quot;,&quot;author&quot;:[{&quot;family&quot;:&quot;Bostrom&quot;,&quot;given&quot;:&quot;Nick&quot;}],&quot;issued&quot;:{&quot;date-parts&quot;:[[&quot;2014&quot;]]}},&quot;label&quot;:&quot;page&quot;},{&quot;id&quot;:244,&quot;uris&quot;:[&quot;http://zotero.org/users/6606028/items/KTVRJQP3&quot;],&quot;uri&quot;:[&quot;http://zotero.org/users/6606028/items/KTVRJQP3&quot;],&quot;itemData&quot;:{&quot;id&quot;:244,&quot;type&quot;:&quot;book&quot;,&quot;call-number&quot;:&quot;HV48 .S56 2009&quot;,&quot;edition&quot;:&quot;1st ed&quot;,&quot;event-place&quot;:&quot;New York&quot;,&quot;ISBN&quot;:&quot;978-1-4000-6710-7&quot;,&quot;number-of-pages&quot;:&quot;206&quot;,&quot;publisher&quot;:&quot;Random House&quot;,&quot;publisher-place&quot;:&quot;New York&quot;,&quot;source&quot;:&quot;Library of Congress ISBN&quot;,&quot;title&quot;:&quot;The life you can save: acting now to end world poverty&quot;,&quot;title-short&quot;:&quot;The life you can save&quot;,&quot;author&quot;:[{&quot;family&quot;:&quot;Singer&quot;,&quot;given&quot;:&quot;Peter&quot;}],&quot;issued&quot;:{&quot;date-parts&quot;:[[&quot;2009&quot;]]}},&quot;label&quot;:&quot;page&quot;},{&quot;id&quot;:242,&quot;uris&quot;:[&quot;http://zotero.org/users/6606028/items/4X3JRBWA&quot;],&quot;uri&quot;:[&quot;http://zotero.org/users/6606028/items/4X3JRBWA&quot;],&quot;itemData&quot;:{&quot;id&quot;:242,&quot;type&quot;:&quot;book&quot;,&quot;call-number&quot;:&quot;BJ1474 .S56 2015&quot;,&quot;collection-title&quot;:&quot;Castle lectures in ethics, politics, and economics&quot;,&quot;event-place&quot;:&quot;New Haven ; London&quot;,&quot;ISBN&quot;:&quot;978-0-300-18027-5&quot;,&quot;language&quot;:&quot;en&quot;,&quot;number-of-pages&quot;:&quot;211&quot;,&quot;publisher&quot;:&quot;Yale University Press&quot;,&quot;publisher-place&quot;:&quot;New Haven ; London&quot;,&quot;source&quot;:&quot;Library of Congress ISBN&quot;,&quot;title&quot;:&quot;The most good you can do: how effective altruism is changing ideas about living ethically&quot;,&quot;title-short&quot;:&quot;The most good you can do&quot;,&quot;author&quot;:[{&quot;family&quot;:&quot;Singer&quot;,&quot;given&quot;:&quot;Peter&quot;}],&quot;issued&quot;:{&quot;date-parts&quot;:[[&quot;2015&quot;]]}},&quot;label&quot;:&quot;page&quot;}],&quot;schema&quot;:&quot;https://github.com/citation-style-language/schema/raw/master/csl-citation.json&quot;} RNDQlalcI4weu"/> <text:span text:style-name="T33">За июнь я обещаю прочитать </text:span><text:reference-mark-start text:name="ZOTERO_ITEM CSL_CITATION {&quot;citationID&quot;:&quot;5Gg71Zi3&quot;,&quot;properties&quot;:{&quot;formattedCitation&quot;:&quot;[16], [18], [22]&quot;,&quot;plainCitation&quot;:&quot;[16], [18], [22]&quot;,&quot;noteIndex&quot;:0},&quot;citationItems&quot;:[{&quot;id&quot;:196,&quot;uris&quot;:[&quot;http://zotero.org/users/6606028/items/M92LWVG8&quot;],&quot;uri&quot;:[&quot;http://zotero.org/users/6606028/items/M92LWVG8&quot;],&quot;itemData&quot;:{&quot;id&quot;:196,&quot;type&quot;:&quot;webpage&quot;,&quot;abstract&quot;:&quot;80,000 Hours' key ideas for those who want a high-impact career.&quot;,&quot;container-title&quot;:&quot;80,000 Hours&quot;,&quot;language&quot;:&quot;en-US&quot;,&quot;note&quot;:&quot;source: 80000hours.org&quot;,&quot;title&quot;:&quot;A guide to using your career to help solve the world’s most pressing problems&quot;,&quot;URL&quot;:&quot;https://80000hours.org/key-ideas/&quot;,&quot;accessed&quot;:{&quot;date-parts&quot;:[[&quot;2020&quot;,5,30]]},&quot;issued&quot;:{&quot;date-parts&quot;:[[&quot;2019&quot;,10]]}},&quot;label&quot;:&quot;page&quot;},{&quot;id&quot;:243,&quot;uris&quot;:[&quot;http://zotero.org/users/6606028/items/ZRXP9EEV&quot;],&quot;uri&quot;:[&quot;http://zotero.org/users/6606028/items/ZRXP9EEV&quot;],&quot;itemData&quot;:{&quot;id&quot;:243,&quot;type&quot;:&quot;book&quot;,&quot;call-number&quot;:&quot;HM1146 .M33 2015&quot;,&quot;event-place&quot;:&quot;New York, N.Y&quot;,&quot;ISBN&quot;:&quot;978-1-59240-910-5&quot;,&quot;number-of-pages&quot;:&quot;258&quot;,&quot;publisher&quot;:&quot;Gotham Books&quot;,&quot;publisher-place&quot;:&quot;New York, N.Y&quot;,&quot;source&quot;:&quot;Library of Congress ISBN&quot;,&quot;title&quot;:&quot;Doing good better: How effective altruism can help you make a difference&quot;,&quot;title-short&quot;:&quot;Doing good better&quot;,&quot;author&quot;:[{&quot;family&quot;:&quot;MacAskill&quot;,&quot;given&quot;:&quot;William&quot;}],&quot;issued&quot;:{&quot;date-parts&quot;:[[&quot;2015&quot;]]}},&quot;label&quot;:&quot;page&quot;},{&quot;id&quot;:240,&quot;uris&quot;:[&quot;http://zotero.org/users/6606028/items/7JFRSD37&quot;],&quot;uri&quot;:[&quot;http://zotero.org/users/6606028/items/7JFRSD37&quot;],&quot;itemData&quot;:{&quot;id&quot;:240,&quot;type&quot;:&quot;book&quot;,&quot;call-number&quot;:&quot;Q335 .B685 2014&quot;,&quot;edition&quot;:&quot;First edition&quot;,&quot;event-place&quot;:&quot;Oxford&quot;,&quot;ISBN&quot;:&quot;978-0-19-967811-2&quot;,&quot;language&quot;:&quot;en&quot;,&quot;note&quot;:&quot;OCLC: ocn881706835&quot;,&quot;number-of-pages&quot;:&quot;328&quot;,&quot;publisher&quot;:&quot;Oxford University Press&quot;,&quot;publisher-place&quot;:&quot;Oxford&quot;,&quot;source&quot;:&quot;Library of Congress ISBN&quot;,&quot;title&quot;:&quot;Superintelligence: paths, dangers, strategies&quot;,&quot;title-short&quot;:&quot;Superintelligence&quot;,&quot;author&quot;:[{&quot;family&quot;:&quot;Bostrom&quot;,&quot;given&quot;:&quot;Nick&quot;}],&quot;issued&quot;:{&quot;date-parts&quot;:[[&quot;2014&quot;]]}},&quot;label&quot;:&quot;page&quot;}],&quot;schema&quot;:&quot;https://github.com/citation-style-language/schema/raw/master/csl-citation.json&quot;} RND1Oc6w1drr3"/><text:span text:style-name="T33">[16], [18], [22]</text:span><text:reference-mark-end text:name="ZOTERO_ITEM CSL_CITATION {&quot;citationID&quot;:&quot;5Gg71Zi3&quot;,&quot;properties&quot;:{&quot;formattedCitation&quot;:&quot;[16], [18], [22]&quot;,&quot;plainCitation&quot;:&quot;[16], [18], [22]&quot;,&quot;noteIndex&quot;:0},&quot;citationItems&quot;:[{&quot;id&quot;:196,&quot;uris&quot;:[&quot;http://zotero.org/users/6606028/items/M92LWVG8&quot;],&quot;uri&quot;:[&quot;http://zotero.org/users/6606028/items/M92LWVG8&quot;],&quot;itemData&quot;:{&quot;id&quot;:196,&quot;type&quot;:&quot;webpage&quot;,&quot;abstract&quot;:&quot;80,000 Hours' key ideas for those who want a high-impact career.&quot;,&quot;container-title&quot;:&quot;80,000 Hours&quot;,&quot;language&quot;:&quot;en-US&quot;,&quot;note&quot;:&quot;source: 80000hours.org&quot;,&quot;title&quot;:&quot;A guide to using your career to help solve the world’s most pressing problems&quot;,&quot;URL&quot;:&quot;https://80000hours.org/key-ideas/&quot;,&quot;accessed&quot;:{&quot;date-parts&quot;:[[&quot;2020&quot;,5,30]]},&quot;issued&quot;:{&quot;date-parts&quot;:[[&quot;2019&quot;,10]]}},&quot;label&quot;:&quot;page&quot;},{&quot;id&quot;:243,&quot;uris&quot;:[&quot;http://zotero.org/users/6606028/items/ZRXP9EEV&quot;],&quot;uri&quot;:[&quot;http://zotero.org/users/6606028/items/ZRXP9EEV&quot;],&quot;itemData&quot;:{&quot;id&quot;:243,&quot;type&quot;:&quot;book&quot;,&quot;call-number&quot;:&quot;HM1146 .M33 2015&quot;,&quot;event-place&quot;:&quot;New York, N.Y&quot;,&quot;ISBN&quot;:&quot;978-1-59240-910-5&quot;,&quot;number-of-pages&quot;:&quot;258&quot;,&quot;publisher&quot;:&quot;Gotham Books&quot;,&quot;publisher-place&quot;:&quot;New York, N.Y&quot;,&quot;source&quot;:&quot;Library of Congress ISBN&quot;,&quot;title&quot;:&quot;Doing good better: How effective altruism can help you make a difference&quot;,&quot;title-short&quot;:&quot;Doing good better&quot;,&quot;author&quot;:[{&quot;family&quot;:&quot;MacAskill&quot;,&quot;given&quot;:&quot;William&quot;}],&quot;issued&quot;:{&quot;date-parts&quot;:[[&quot;2015&quot;]]}},&quot;label&quot;:&quot;page&quot;},{&quot;id&quot;:240,&quot;uris&quot;:[&quot;http://zotero.org/users/6606028/items/7JFRSD37&quot;],&quot;uri&quot;:[&quot;http://zotero.org/users/6606028/items/7JFRSD37&quot;],&quot;itemData&quot;:{&quot;id&quot;:240,&quot;type&quot;:&quot;book&quot;,&quot;call-number&quot;:&quot;Q335 .B685 2014&quot;,&quot;edition&quot;:&quot;First edition&quot;,&quot;event-place&quot;:&quot;Oxford&quot;,&quot;ISBN&quot;:&quot;978-0-19-967811-2&quot;,&quot;language&quot;:&quot;en&quot;,&quot;note&quot;:&quot;OCLC: ocn881706835&quot;,&quot;number-of-pages&quot;:&quot;328&quot;,&quot;publisher&quot;:&quot;Oxford University Press&quot;,&quot;publisher-place&quot;:&quot;Oxford&quot;,&quot;source&quot;:&quot;Library of Congress ISBN&quot;,&quot;title&quot;:&quot;Superintelligence: paths, dangers, strategies&quot;,&quot;title-short&quot;:&quot;Superintelligence&quot;,&quot;author&quot;:[{&quot;family&quot;:&quot;Bostrom&quot;,&quot;given&quot;:&quot;Nick&quot;}],&quot;issued&quot;:{&quot;date-parts&quot;:[[&quot;2014&quot;]]}},&quot;label&quot;:&quot;page&quot;}],&quot;schema&quot;:&quot;https://github.com/citation-style-language/schema/raw/master/csl-citation.json&quot;} RND1Oc6w1drr3"/></text:p>
      <text:p text:style-name="P3">Это нужно мне, чтобы, благодаря более глубокому пониманию предмета, увеличить свой шанс принести миру пользу. Я хочу уметь структурированно рассказывать людям об ЭА. </text:p>
      <text:p text:style-name="P5"><text:span text:style-name="T34">Также я хочу покрыть свое незнание трендов развития человечества в ближайшем будущем с помощью этой подборки книг </text:span><text:reference-mark-start text:name="ZOTERO_ITEM CSL_CITATION {&quot;citationID&quot;:&quot;Wwrbfqp0&quot;,&quot;properties&quot;:{&quot;formattedCitation&quot;:&quot;[25]&quot;,&quot;plainCitation&quot;:&quot;[25]&quot;,&quot;noteIndex&quot;:0},&quot;citationItems&quot;:[{&quot;id&quot;:200,&quot;uris&quot;:[&quot;http://zotero.org/users/6606028/items/LGKR9MZI&quot;],&quot;uri&quot;:[&quot;http://zotero.org/users/6606028/items/LGKR9MZI&quot;],&quot;itemData&quot;:{&quot;id&quot;:200,&quot;type&quot;:&quot;webpage&quot;,&quot;title&quot;:&quot;The FLI Book Guide - Future of Life Institute&quot;,&quot;URL&quot;:&quot;https://futureoflife.org/book-guide/&quot;,&quot;accessed&quot;:{&quot;date-parts&quot;:[[&quot;2020&quot;,5,30]]}}}],&quot;schema&quot;:&quot;https://github.com/citation-style-language/schema/raw/master/csl-citation.json&quot;} RNDBv8OdmLimD"/><text:span text:style-name="T34">[25]</text:span><text:reference-mark-end text:name="ZOTERO_ITEM CSL_CITATION {&quot;citationID&quot;:&quot;Wwrbfqp0&quot;,&quot;properties&quot;:{&quot;formattedCitation&quot;:&quot;[25]&quot;,&quot;plainCitation&quot;:&quot;[25]&quot;,&quot;noteIndex&quot;:0},&quot;citationItems&quot;:[{&quot;id&quot;:200,&quot;uris&quot;:[&quot;http://zotero.org/users/6606028/items/LGKR9MZI&quot;],&quot;uri&quot;:[&quot;http://zotero.org/users/6606028/items/LGKR9MZI&quot;],&quot;itemData&quot;:{&quot;id&quot;:200,&quot;type&quot;:&quot;webpage&quot;,&quot;title&quot;:&quot;The FLI Book Guide - Future of Life Institute&quot;,&quot;URL&quot;:&quot;https://futureoflife.org/book-guide/&quot;,&quot;accessed&quot;:{&quot;date-parts&quot;:[[&quot;2020&quot;,5,30]]}}}],&quot;schema&quot;:&quot;https://github.com/citation-style-language/schema/raw/master/csl-citation.json&quot;} RNDBv8OdmLimD"/></text:p>
      <text:p text:style-name="P5"><text:span text:style-name="T34">Улучшить свое понимание глобальных процессов, происходящих в мире, исправить заблуждения, которые у меня, скорее всего, есть, я хочу с помощью </text:span><text:reference-mark-start text:name="ZOTERO_ITEM CSL_CITATION {&quot;citationID&quot;:&quot;vrljHoFo&quot;,&quot;properties&quot;:{&quot;formattedCitation&quot;:&quot;[26]&quot;,&quot;plainCitation&quot;:&quot;[26]&quot;,&quot;noteIndex&quot;:0},&quot;citationItems&quot;:[{&quot;id&quot;:333,&quot;uris&quot;:[&quot;http://zotero.org/users/6606028/items/PYVRDZGP&quot;],&quot;uri&quot;:[&quot;http://zotero.org/users/6606028/items/PYVRDZGP&quot;],&quot;itemData&quot;:{&quot;id&quot;:333,&quot;type&quot;:&quot;book&quot;,&quot;abstract&quot;:&quot;Introduction -- The gap instinct -- The negativity instinct -- The straight line instinct -- The fear instinct -- The size instinct -- The generalization instinct -- The destiny instinct -- The single perspective instinct -- The blame instinct -- The urgency instinct -- Factfulness in practice -- Acknowledgements -- Appendix 1: How did your country do? -- Notes -- Index&quot;,&quot;event-place&quot;:&quot;London&quot;,&quot;ISBN&quot;:&quot;978-1-4736-3746-7&quot;,&quot;language&quot;:&quot;eng&quot;,&quot;note&quot;:&quot;OCLC: 1032000805&quot;,&quot;number-of-pages&quot;:&quot;342&quot;,&quot;publisher&quot;:&quot;Sceptre&quot;,&quot;publisher-place&quot;:&quot;London&quot;,&quot;source&quot;:&quot;Gemeinsamer Bibliotheksverbund ISBN&quot;,&quot;title&quot;:&quot;Factfulness: ten reasons we're wrong about the world and why things are better than you think&quot;,&quot;title-short&quot;:&quot;Factfulness&quot;,&quot;author&quot;:[{&quot;family&quot;:&quot;Rosling&quot;,&quot;given&quot;:&quot;Hans&quot;},{&quot;family&quot;:&quot;Rosling&quot;,&quot;given&quot;:&quot;Ola&quot;},{&quot;family&quot;:&quot;Rönnlund&quot;,&quot;given&quot;:&quot;Anna Rosling&quot;}],&quot;issued&quot;:{&quot;date-parts&quot;:[[&quot;2018&quot;]]}}}],&quot;schema&quot;:&quot;https://github.com/citation-style-language/schema/raw/master/csl-citation.json&quot;} RNDAyg2fXXsIi"/><text:span text:style-name="T34">[26]</text:span><text:reference-mark-end text:name="ZOTERO_ITEM CSL_CITATION {&quot;citationID&quot;:&quot;vrljHoFo&quot;,&quot;properties&quot;:{&quot;formattedCitation&quot;:&quot;[26]&quot;,&quot;plainCitation&quot;:&quot;[26]&quot;,&quot;noteIndex&quot;:0},&quot;citationItems&quot;:[{&quot;id&quot;:333,&quot;uris&quot;:[&quot;http://zotero.org/users/6606028/items/PYVRDZGP&quot;],&quot;uri&quot;:[&quot;http://zotero.org/users/6606028/items/PYVRDZGP&quot;],&quot;itemData&quot;:{&quot;id&quot;:333,&quot;type&quot;:&quot;book&quot;,&quot;abstract&quot;:&quot;Introduction -- The gap instinct -- The negativity instinct -- The straight line instinct -- The fear instinct -- The size instinct -- The generalization instinct -- The destiny instinct -- The single perspective instinct -- The blame instinct -- The urgency instinct -- Factfulness in practice -- Acknowledgements -- Appendix 1: How did your country do? -- Notes -- Index&quot;,&quot;event-place&quot;:&quot;London&quot;,&quot;ISBN&quot;:&quot;978-1-4736-3746-7&quot;,&quot;language&quot;:&quot;eng&quot;,&quot;note&quot;:&quot;OCLC: 1032000805&quot;,&quot;number-of-pages&quot;:&quot;342&quot;,&quot;publisher&quot;:&quot;Sceptre&quot;,&quot;publisher-place&quot;:&quot;London&quot;,&quot;source&quot;:&quot;Gemeinsamer Bibliotheksverbund ISBN&quot;,&quot;title&quot;:&quot;Factfulness: ten reasons we're wrong about the world and why things are better than you think&quot;,&quot;title-short&quot;:&quot;Factfulness&quot;,&quot;author&quot;:[{&quot;family&quot;:&quot;Rosling&quot;,&quot;given&quot;:&quot;Hans&quot;},{&quot;family&quot;:&quot;Rosling&quot;,&quot;given&quot;:&quot;Ola&quot;},{&quot;family&quot;:&quot;Rönnlund&quot;,&quot;given&quot;:&quot;Anna Rosling&quot;}],&quot;issued&quot;:{&quot;date-parts&quot;:[[&quot;2018&quot;]]}}}],&quot;schema&quot;:&quot;https://github.com/citation-style-language/schema/raw/master/csl-citation.json&quot;} RNDAyg2fXXsIi"/></text:p>
      <text:p text:style-name="P5"><text:span text:style-name="T34">Белые пятна – это, скорее, июль. Примерно в августе я перейду к книгам, которые дадут мне максимальную дельту и сильно дополнят мое видение мира. В первую очередь я бы сюда отнес книги, которые мне советовал Данила Медведев </text:span><text:reference-mark-start text:name="ZOTERO_ITEM CSL_CITATION {&quot;citationID&quot;:&quot;LXML6NNb&quot;,&quot;properties&quot;:{&quot;formattedCitation&quot;:&quot;[13], [27]&quot;,&quot;plainCitation&quot;:&quot;[13], [27]&quot;,&quot;noteIndex&quot;:0},&quot;citationItems&quot;:[{&quot;id&quot;:182,&quot;uris&quot;:[&quot;http://zotero.org/users/6606028/items/SZAH3VX4&quot;],&quot;uri&quot;:[&quot;http://zotero.org/users/6606028/items/SZAH3VX4&quot;],&quot;itemData&quot;:{&quot;id&quot;:182,&quot;type&quot;:&quot;book&quot;,&quot;event-place&quot;:&quot;Minsk&quot;,&quot;ISBN&quot;:&quot;978-985-01-0075-7&quot;,&quot;language&quot;:&quot;Russian&quot;,&quot;note&quot;:&quot;OCLC: 79628253&quot;,&quot;publisher&quot;:&quot;Belarusʹ&quot;,&quot;publisher-place&quot;:&quot;Minsk&quot;,&quot;source&quot;:&quot;Open WorldCat&quot;,&quot;title&quot;:&quot;Как стать гением: жизненная стратегия творческой личности&quot;,&quot;title-short&quot;:&quot;Как стать гением&quot;,&quot;author&quot;:[{&quot;family&quot;:&quot;Альтшуллер&quot;,&quot;given&quot;:&quot;Генрих Саулович&quot;},{&quot;family&quot;:&quot;Верткин&quot;,&quot;given&quot;:&quot;Игорь Михайлович&quot;}],&quot;issued&quot;:{&quot;date-parts&quot;:[[&quot;1994&quot;]]}}},{&quot;id&quot;:346,&quot;uris&quot;:[&quot;http://zotero.org/users/6606028/items/LT9CPMDL&quot;],&quot;uri&quot;:[&quot;http://zotero.org/users/6606028/items/LT9CPMDL&quot;],&quot;itemData&quot;:{&quot;id&quot;:346,&quot;type&quot;:&quot;book&quot;,&quot;event-place&quot;:&quot;New York&quot;,&quot;ISBN&quot;:&quot;978-0-385-19973-5&quot;,&quot;language&quot;:&quot;eng&quot;,&quot;note&quot;:&quot;OCLC: 956645654&quot;,&quot;number-of-pages&quot;:&quot;298&quot;,&quot;publisher&quot;:&quot;Anchor Books&quot;,&quot;publisher-place&quot;:&quot;New York&quot;,&quot;source&quot;:&quot;Gemeinsamer Bibliotheksverbund ISBN&quot;,&quot;title&quot;:&quot;Engines of creation: the coming area of nanotechnology&quot;,&quot;title-short&quot;:&quot;Engines of creation&quot;,&quot;author&quot;:[{&quot;family&quot;:&quot;Drexler&quot;,&quot;given&quot;:&quot;K. Eric&quot;}],&quot;issued&quot;:{&quot;date-parts&quot;:[[&quot;1990&quot;]]}}}],&quot;schema&quot;:&quot;https://github.com/citation-style-language/schema/raw/master/csl-citation.json&quot;} RNDC5t8xbQNZ5"/><text:span text:style-name="T34">[13], [27]</text:span><text:reference-mark-end text:name="ZOTERO_ITEM CSL_CITATION {&quot;citationID&quot;:&quot;LXML6NNb&quot;,&quot;properties&quot;:{&quot;formattedCitation&quot;:&quot;[13], [27]&quot;,&quot;plainCitation&quot;:&quot;[13], [27]&quot;,&quot;noteIndex&quot;:0},&quot;citationItems&quot;:[{&quot;id&quot;:182,&quot;uris&quot;:[&quot;http://zotero.org/users/6606028/items/SZAH3VX4&quot;],&quot;uri&quot;:[&quot;http://zotero.org/users/6606028/items/SZAH3VX4&quot;],&quot;itemData&quot;:{&quot;id&quot;:182,&quot;type&quot;:&quot;book&quot;,&quot;event-place&quot;:&quot;Minsk&quot;,&quot;ISBN&quot;:&quot;978-985-01-0075-7&quot;,&quot;language&quot;:&quot;Russian&quot;,&quot;note&quot;:&quot;OCLC: 79628253&quot;,&quot;publisher&quot;:&quot;Belarusʹ&quot;,&quot;publisher-place&quot;:&quot;Minsk&quot;,&quot;source&quot;:&quot;Open WorldCat&quot;,&quot;title&quot;:&quot;Как стать гением: жизненная стратегия творческой личности&quot;,&quot;title-short&quot;:&quot;Как стать гением&quot;,&quot;author&quot;:[{&quot;family&quot;:&quot;Альтшуллер&quot;,&quot;given&quot;:&quot;Генрих Саулович&quot;},{&quot;family&quot;:&quot;Верткин&quot;,&quot;given&quot;:&quot;Игорь Михайлович&quot;}],&quot;issued&quot;:{&quot;date-parts&quot;:[[&quot;1994&quot;]]}}},{&quot;id&quot;:346,&quot;uris&quot;:[&quot;http://zotero.org/users/6606028/items/LT9CPMDL&quot;],&quot;uri&quot;:[&quot;http://zotero.org/users/6606028/items/LT9CPMDL&quot;],&quot;itemData&quot;:{&quot;id&quot;:346,&quot;type&quot;:&quot;book&quot;,&quot;event-place&quot;:&quot;New York&quot;,&quot;ISBN&quot;:&quot;978-0-385-19973-5&quot;,&quot;language&quot;:&quot;eng&quot;,&quot;note&quot;:&quot;OCLC: 956645654&quot;,&quot;number-of-pages&quot;:&quot;298&quot;,&quot;publisher&quot;:&quot;Anchor Books&quot;,&quot;publisher-place&quot;:&quot;New York&quot;,&quot;source&quot;:&quot;Gemeinsamer Bibliotheksverbund ISBN&quot;,&quot;title&quot;:&quot;Engines of creation: the coming area of nanotechnology&quot;,&quot;title-short&quot;:&quot;Engines of creation&quot;,&quot;author&quot;:[{&quot;family&quot;:&quot;Drexler&quot;,&quot;given&quot;:&quot;K. Eric&quot;}],&quot;issued&quot;:{&quot;date-parts&quot;:[[&quot;1990&quot;]]}}}],&quot;schema&quot;:&quot;https://github.com/citation-style-language/schema/raw/master/csl-citation.json&quot;} RNDC5t8xbQNZ5"/></text:p>
      <text:p text:style-name="P5"><text:span text:style-name="T35">а также </text:span><text:reference-mark-start text:name="ZOTERO_ITEM CSL_CITATION {&quot;citationID&quot;:&quot;lXA7Q57I&quot;,&quot;properties&quot;:{&quot;formattedCitation&quot;:&quot;[28], [29]&quot;,&quot;plainCitation&quot;:&quot;[28], [29]&quot;,&quot;noteIndex&quot;:0},&quot;citationItems&quot;:[{&quot;id&quot;:338,&quot;uris&quot;:[&quot;http://zotero.org/users/6606028/items/NABJIY4I&quot;],&quot;uri&quot;:[&quot;http://zotero.org/users/6606028/items/NABJIY4I&quot;],&quot;itemData&quot;:{&quot;id&quot;:338,&quot;type&quot;:&quot;book&quot;,&quot;call-number&quot;:&quot;BF697.5.S426 S56 2017&quot;,&quot;event-place&quot;:&quot;New York&quot;,&quot;ISBN&quot;:&quot;978-0-19-049599-2&quot;,&quot;number-of-pages&quot;:&quot;397&quot;,&quot;publisher&quot;:&quot;Oxford University Press&quot;,&quot;publisher-place&quot;:&quot;New York&quot;,&quot;source&quot;:&quot;Library of Congress ISBN&quot;,&quot;title&quot;:&quot;The elephant in the brain: hidden motives in everyday life&quot;,&quot;title-short&quot;:&quot;The elephant in the brain&quot;,&quot;author&quot;:[{&quot;family&quot;:&quot;Simler&quot;,&quot;given&quot;:&quot;Kevin&quot;},{&quot;family&quot;:&quot;Hanson&quot;,&quot;given&quot;:&quot;Robin&quot;}],&quot;issued&quot;:{&quot;date-parts&quot;:[[&quot;2018&quot;]]}}},{&quot;id&quot;:343,&quot;uris&quot;:[&quot;http://zotero.org/users/6606028/items/TWAEZQ6X&quot;],&quot;uri&quot;:[&quot;http://zotero.org/users/6606028/items/TWAEZQ6X&quot;],&quot;itemData&quot;:{&quot;id&quot;:343,&quot;type&quot;:&quot;book&quot;,&quot;call-number&quot;:&quot;BF311 .K867 2010&quot;,&quot;event-place&quot;:&quot;Princeton, N.J&quot;,&quot;ISBN&quot;:&quot;978-0-691-14674-4&quot;,&quot;note&quot;:&quot;OCLC: ocn587249067&quot;,&quot;number-of-pages&quot;:&quot;274&quot;,&quot;publisher&quot;:&quot;Princeton University Press&quot;,&quot;publisher-place&quot;:&quot;Princeton, N.J&quot;,&quot;source&quot;:&quot;Library of Congress ISBN&quot;,&quot;title&quot;:&quot;Why everyone (else) is a hypocrite: evolution and the modular mind&quot;,&quot;title-short&quot;:&quot;Why everyone (else) is a hypocrite&quot;,&quot;author&quot;:[{&quot;family&quot;:&quot;Kurzban&quot;,&quot;given&quot;:&quot;Robert&quot;}],&quot;issued&quot;:{&quot;date-parts&quot;:[[&quot;2010&quot;]]}}}],&quot;schema&quot;:&quot;https://github.com/citation-style-language/schema/raw/master/csl-citation.json&quot;} RNDEYMiBGRIpj"/><text:span text:style-name="T35">[28], [29]</text:span><text:reference-mark-end text:name="ZOTERO_ITEM CSL_CITATION {&quot;citationID&quot;:&quot;lXA7Q57I&quot;,&quot;properties&quot;:{&quot;formattedCitation&quot;:&quot;[28], [29]&quot;,&quot;plainCitation&quot;:&quot;[28], [29]&quot;,&quot;noteIndex&quot;:0},&quot;citationItems&quot;:[{&quot;id&quot;:338,&quot;uris&quot;:[&quot;http://zotero.org/users/6606028/items/NABJIY4I&quot;],&quot;uri&quot;:[&quot;http://zotero.org/users/6606028/items/NABJIY4I&quot;],&quot;itemData&quot;:{&quot;id&quot;:338,&quot;type&quot;:&quot;book&quot;,&quot;call-number&quot;:&quot;BF697.5.S426 S56 2017&quot;,&quot;event-place&quot;:&quot;New York&quot;,&quot;ISBN&quot;:&quot;978-0-19-049599-2&quot;,&quot;number-of-pages&quot;:&quot;397&quot;,&quot;publisher&quot;:&quot;Oxford University Press&quot;,&quot;publisher-place&quot;:&quot;New York&quot;,&quot;source&quot;:&quot;Library of Congress ISBN&quot;,&quot;title&quot;:&quot;The elephant in the brain: hidden motives in everyday life&quot;,&quot;title-short&quot;:&quot;The elephant in the brain&quot;,&quot;author&quot;:[{&quot;family&quot;:&quot;Simler&quot;,&quot;given&quot;:&quot;Kevin&quot;},{&quot;family&quot;:&quot;Hanson&quot;,&quot;given&quot;:&quot;Robin&quot;}],&quot;issued&quot;:{&quot;date-parts&quot;:[[&quot;2018&quot;]]}}},{&quot;id&quot;:343,&quot;uris&quot;:[&quot;http://zotero.org/users/6606028/items/TWAEZQ6X&quot;],&quot;uri&quot;:[&quot;http://zotero.org/users/6606028/items/TWAEZQ6X&quot;],&quot;itemData&quot;:{&quot;id&quot;:343,&quot;type&quot;:&quot;book&quot;,&quot;call-number&quot;:&quot;BF311 .K867 2010&quot;,&quot;event-place&quot;:&quot;Princeton, N.J&quot;,&quot;ISBN&quot;:&quot;978-0-691-14674-4&quot;,&quot;note&quot;:&quot;OCLC: ocn587249067&quot;,&quot;number-of-pages&quot;:&quot;274&quot;,&quot;publisher&quot;:&quot;Princeton University Press&quot;,&quot;publisher-place&quot;:&quot;Princeton, N.J&quot;,&quot;source&quot;:&quot;Library of Congress ISBN&quot;,&quot;title&quot;:&quot;Why everyone (else) is a hypocrite: evolution and the modular mind&quot;,&quot;title-short&quot;:&quot;Why everyone (else) is a hypocrite&quot;,&quot;author&quot;:[{&quot;family&quot;:&quot;Kurzban&quot;,&quot;given&quot;:&quot;Robert&quot;}],&quot;issued&quot;:{&quot;date-parts&quot;:[[&quot;2010&quot;]]}}}],&quot;schema&quot;:&quot;https://github.com/citation-style-language/schema/raw/master/csl-citation.json&quot;} RNDEYMiBGRIpj"/> – <text:span text:style-name="T35">то, что упоминал на лекциях по мировоззрению Слава Матюхин. Еще было бы здорово осилить </text:span><text:reference-mark-start text:name="ZOTERO_ITEM CSL_CITATION {&quot;citationID&quot;:&quot;pGB7TpO5&quot;,&quot;properties&quot;:{&quot;formattedCitation&quot;:&quot;[30]&quot;,&quot;plainCitation&quot;:&quot;[30]&quot;,&quot;noteIndex&quot;:0},&quot;citationItems&quot;:[{&quot;id&quot;:219,&quot;uris&quot;:[&quot;http://zotero.org/users/6606028/items/VWQUZU9J&quot;],&quot;uri&quot;:[&quot;http://zotero.org/users/6606028/items/VWQUZU9J&quot;],&quot;itemData&quot;:{&quot;id&quot;:219,&quot;type&quot;:&quot;article-journal&quot;,&quot;language&quot;:&quot;en&quot;,&quot;page&quot;:&quot;134&quot;,&quot;source&quot;:&quot;Zotero&quot;,&quot;title&quot;:&quot;Ludwig Wittgenstein: Tractatus Logico-Philosophicus&quot;,&quot;author&quot;:[{&quot;family&quot;:&quot;Pears&quot;,&quot;given&quot;:&quot;D F&quot;},{&quot;family&quot;:&quot;McGuinness&quot;,&quot;given&quot;:&quot;B F&quot;}]}}],&quot;schema&quot;:&quot;https://github.com/citation-style-language/schema/raw/master/csl-citation.json&quot;} RNDdo96qHKAAW"/><text:span text:style-name="T35">[30]</text:span><text:reference-mark-end text:name="ZOTERO_ITEM CSL_CITATION {&quot;citationID&quot;:&quot;pGB7TpO5&quot;,&quot;properties&quot;:{&quot;formattedCitation&quot;:&quot;[30]&quot;,&quot;plainCitation&quot;:&quot;[30]&quot;,&quot;noteIndex&quot;:0},&quot;citationItems&quot;:[{&quot;id&quot;:219,&quot;uris&quot;:[&quot;http://zotero.org/users/6606028/items/VWQUZU9J&quot;],&quot;uri&quot;:[&quot;http://zotero.org/users/6606028/items/VWQUZU9J&quot;],&quot;itemData&quot;:{&quot;id&quot;:219,&quot;type&quot;:&quot;article-journal&quot;,&quot;language&quot;:&quot;en&quot;,&quot;page&quot;:&quot;134&quot;,&quot;source&quot;:&quot;Zotero&quot;,&quot;title&quot;:&quot;Ludwig Wittgenstein: Tractatus Logico-Philosophicus&quot;,&quot;author&quot;:[{&quot;family&quot;:&quot;Pears&quot;,&quot;given&quot;:&quot;D F&quot;},{&quot;family&quot;:&quot;McGuinness&quot;,&quot;given&quot;:&quot;B F&quot;}]}}],&quot;schema&quot;:&quot;https://github.com/citation-style-language/schema/raw/master/csl-citation.json&quot;} RNDdo96qHKAAW"/> <text:span text:style-name="T35">но этого я этим летом не обещаю.</text:span></text:p>
      <text:p text:style-name="P5"><text:span text:style-name="T36">Также важным направлением я бы выделил математику для ИИ </text:span><text:reference-mark-start text:name="ZOTERO_ITEM CSL_CITATION {&quot;citationID&quot;:&quot;hF5z4oxP&quot;,&quot;properties&quot;:{&quot;formattedCitation&quot;:&quot;[31]&quot;,&quot;plainCitation&quot;:&quot;[31]&quot;,&quot;noteIndex&quot;:0},&quot;citationItems&quot;:[{&quot;id&quot;:69,&quot;uris&quot;:[&quot;http://zotero.org/users/6606028/items/FHXZ8JHC&quot;],&quot;uri&quot;:[&quot;http://zotero.org/users/6606028/items/FHXZ8JHC&quot;],&quot;itemData&quot;:{&quot;id&quot;:69,&quot;type&quot;:&quot;webpage&quot;,&quot;abstract&quot;:&quot;A Guide to MIRI’s Research by Nate Soares Update March 2019: This research guide has been only lightly updated since 2015. Our new recommendation for people who want to work on the AI alignment problem is:   If you have a computer science or software engineering background: Apply to attend our new workshops on AI...  Read more »&quot;,&quot;container-title&quot;:&quot;Machine Intelligence Research Institute&quot;,&quot;language&quot;:&quot;en-US&quot;,&quot;note&quot;:&quot;source: intelligence.org&quot;,&quot;title&quot;:&quot;MIRI Research Guide&quot;,&quot;URL&quot;:&quot;https://intelligence.org/research-guide/&quot;,&quot;author&quot;:[{&quot;family&quot;:&quot;Soares&quot;,&quot;given&quot;:&quot;Nate&quot;}],&quot;accessed&quot;:{&quot;date-parts&quot;:[[&quot;2020&quot;,5,14]]}}}],&quot;schema&quot;:&quot;https://github.com/citation-style-language/schema/raw/master/csl-citation.json&quot;} RNDlOk5BH4eRH"/><text:span text:style-name="T36">[31]</text:span><text:reference-mark-end text:name="ZOTERO_ITEM CSL_CITATION {&quot;citationID&quot;:&quot;hF5z4oxP&quot;,&quot;properties&quot;:{&quot;formattedCitation&quot;:&quot;[31]&quot;,&quot;plainCitation&quot;:&quot;[31]&quot;,&quot;noteIndex&quot;:0},&quot;citationItems&quot;:[{&quot;id&quot;:69,&quot;uris&quot;:[&quot;http://zotero.org/users/6606028/items/FHXZ8JHC&quot;],&quot;uri&quot;:[&quot;http://zotero.org/users/6606028/items/FHXZ8JHC&quot;],&quot;itemData&quot;:{&quot;id&quot;:69,&quot;type&quot;:&quot;webpage&quot;,&quot;abstract&quot;:&quot;A Guide to MIRI’s Research by Nate Soares Update March 2019: This research guide has been only lightly updated since 2015. Our new recommendation for people who want to work on the AI alignment problem is:   If you have a computer science or software engineering background: Apply to attend our new workshops on AI...  Read more »&quot;,&quot;container-title&quot;:&quot;Machine Intelligence Research Institute&quot;,&quot;language&quot;:&quot;en-US&quot;,&quot;note&quot;:&quot;source: intelligence.org&quot;,&quot;title&quot;:&quot;MIRI Research Guide&quot;,&quot;URL&quot;:&quot;https://intelligence.org/research-guide/&quot;,&quot;author&quot;:[{&quot;family&quot;:&quot;Soares&quot;,&quot;given&quot;:&quot;Nate&quot;}],&quot;accessed&quot;:{&quot;date-parts&quot;:[[&quot;2020&quot;,5,14]]}}}],&quot;schema&quot;:&quot;https://github.com/citation-style-language/schema/raw/master/csl-citation.json&quot;} RNDlOk5BH4eRH"/></text:p>
      <text:p text:style-name="P5"><text:span text:style-name="T36">Мне совсем не нравилась та математика, которую я учил в институте. Может быть, мне больше зайдет логика, теория множеств</text:span><text:reference-mark-start text:name="ZOTERO_ITEM CSL_CITATION {&quot;citationID&quot;:&quot;Pfw5h7YU&quot;,&quot;properties&quot;:{&quot;formattedCitation&quot;:&quot;[32]&quot;,&quot;plainCitation&quot;:&quot;[32]&quot;,&quot;noteIndex&quot;:0},&quot;citationItems&quot;:[{&quot;id&quot;:316,&quot;uris&quot;:[&quot;http://zotero.org/users/6606028/items/F59EEQ6C&quot;],&quot;uri&quot;:[&quot;http://zotero.org/users/6606028/items/F59EEQ6C&quot;],&quot;itemData&quot;:{&quot;id&quot;:316,&quot;type&quot;:&quot;book&quot;,&quot;event-place&quot;:&quot;Mansfield Centre, Conn.&quot;,&quot;ISBN&quot;:&quot;978-1-61427-131-4&quot;,&quot;language&quot;:&quot;English&quot;,&quot;note&quot;:&quot;OCLC: 1076257338&quot;,&quot;publisher&quot;:&quot;Martino Pub.&quot;,&quot;publisher-place&quot;:&quot;Mansfield Centre, Conn.&quot;,&quot;source&quot;:&quot;Open WorldCat&quot;,&quot;title&quot;:&quot;Naive Set Theory&quot;,&quot;author&quot;:[{&quot;family&quot;:&quot;Halmos&quot;,&quot;given&quot;:&quot;Paul R&quot;}],&quot;issued&quot;:{&quot;date-parts&quot;:[[&quot;2011&quot;]]}}}],&quot;schema&quot;:&quot;https://github.com/citation-style-language/schema/raw/master/csl-citation.json&quot;} RNDmPoecoq2zw"/><text:span text:style-name="T36">[32]</text:span><text:reference-mark-end text:name="ZOTERO_ITEM CSL_CITATION {&quot;citationID&quot;:&quot;Pfw5h7YU&quot;,&quot;properties&quot;:{&quot;formattedCitation&quot;:&quot;[32]&quot;,&quot;plainCitation&quot;:&quot;[32]&quot;,&quot;noteIndex&quot;:0},&quot;citationItems&quot;:[{&quot;id&quot;:316,&quot;uris&quot;:[&quot;http://zotero.org/users/6606028/items/F59EEQ6C&quot;],&quot;uri&quot;:[&quot;http://zotero.org/users/6606028/items/F59EEQ6C&quot;],&quot;itemData&quot;:{&quot;id&quot;:316,&quot;type&quot;:&quot;book&quot;,&quot;event-place&quot;:&quot;Mansfield Centre, Conn.&quot;,&quot;ISBN&quot;:&quot;978-1-61427-131-4&quot;,&quot;language&quot;:&quot;English&quot;,&quot;note&quot;:&quot;OCLC: 1076257338&quot;,&quot;publisher&quot;:&quot;Martino Pub.&quot;,&quot;publisher-place&quot;:&quot;Mansfield Centre, Conn.&quot;,&quot;source&quot;:&quot;Open WorldCat&quot;,&quot;title&quot;:&quot;Naive Set Theory&quot;,&quot;author&quot;:[{&quot;family&quot;:&quot;Halmos&quot;,&quot;given&quot;:&quot;Paul R&quot;}],&quot;issued&quot;:{&quot;date-parts&quot;:[[&quot;2011&quot;]]}}}],&quot;schema&quot;:&quot;https://github.com/citation-style-language/schema/raw/master/csl-citation.json&quot;} RNDmPoecoq2zw"/><text:span text:style-name="T36">, теория типов.</text:span></text:p>
      <text:p text:style-name="P4">Почему-то фигачить ссылки на книги в zotero – это слишком приятно.</text:p>
      <text:p text:style-name="Standard"/>
      <text:section text:style-name="Sect1" text:name="ZOTERO_BIBL {&quot;uncited&quot;:[],&quot;omitted&quot;:[],&quot;custom&quot;:[]} CSL_BIBLIOGRAPHY RNDSACEGVCSoJ">
        <text:p text:style-name="Bibliography_20_1">[1]<text:tab/>‘Lifespan Integration’, <text:span text:style-name="T4">Lifespan Integration</text:span>. https://lifespanintegration.com/ (accessed May 30, 2020).</text:p>
        <text:p text:style-name="Bibliography_20_1">[2]<text:tab/>S. Young, <text:span text:style-name="T4">Stick with it: a scientifically proven process for changing your life -- for good</text:span>, First edition. New York: HarperCollins Publishers, 2017.</text:p>
        <text:p text:style-name="Bibliography_20_1">[3]<text:tab/>M. B. Rosenberg, <text:span text:style-name="T4">Nonviolent communication: a language of life</text:span>, 3rd edition. Encinitas, CA: PuddleDancer Press, 2015.</text:p>
        <text:p text:style-name="Bibliography_20_1">[4]<text:tab/>C. S. Dweck, <text:span text:style-name="T4">Mindset: the new psychology of success</text:span>, 1st ed. New York: Random House, 2006.</text:p>
        <text:p text:style-name="Bibliography_20_1">[5]<text:tab/>I. Asimov, <text:span text:style-name="T4">Foundation</text:span>. New York: Bantam Books, 2004.</text:p>
        <text:p text:style-name="Bibliography_20_1">[6]<text:tab/>S. Young, <text:span text:style-name="T4">Five Ways to Know Yourself</text:span>. .</text:p>
        <text:p text:style-name="Bibliography_20_1">[7]<text:tab/>М. Дорофеев, <text:span text:style-name="T4">Джедайские техники. Как воспитать свою обезьяну, опустошить инбокс и сберечь мыслетопливо Подробнее: https://www.labirint.ru/books/580693/</text:span>. .</text:p>
        <text:p text:style-name="Bibliography_20_1">[8]<text:tab/>S. Young, <text:span text:style-name="T4">Ultralearning: timeless techniques for mastering hard skills</text:span>. New York City: HarperBusiness, 2019.</text:p>
        <text:p text:style-name="Bibliography_20_1">[9]<text:tab/>C. Newport, <text:span text:style-name="T4">Deep work: rules for focused success in a distracted world</text:span>, First Edition. New York: Grand Central Publishing, 2016.</text:p>
        <text:p text:style-name="Bibliography_20_1">[10]<text:tab/>M. J. Adler and C. Van Doren, <text:span text:style-name="T4">How to read a book</text:span>, Rev. and Updated ed. New York: Simon and Schuster, 1972.</text:p>
        <text:p text:style-name="Bibliography_20_1"><text:soft-page-break/>[11]<text:tab/>S. Ahrens, ‘How to Take Smart Notes: One Simple Technique to Boost Writing, Learning and Thinking – for Students, Academics and Nonfiction Book Writers’, p. 156.</text:p>
        <text:p text:style-name="Bibliography_20_1">[12]<text:tab/>M. Csikszentmihalyi, <text:span text:style-name="T4">Flow: The psychology of optimal experience</text:span>, Nachdr. New York: Harper [and] Row, 2009.</text:p>
        <text:p text:style-name="Bibliography_20_1">[13]<text:tab/>Г. С. Альтшуллер and И. М. Верткин, <text:span text:style-name="T4">Как стать гением: жизненная стратегия творческой личности</text:span>. Minsk: Belarusʹ, 1994.</text:p>
        <text:p text:style-name="Bibliography_20_1">[14]<text:tab/>A. Levenchuk, ‘Мышление письмом/моделированием’. https://ailev.livejournal.com/1513051.html (accessed May 15, 2020).</text:p>
        <text:p text:style-name="Bibliography_20_1">[15]<text:tab/>B. Todd, <text:span text:style-name="T4">80,000 Hours: find a fulfilling career that does good</text:span>. Oxford: Centre for Effective Altruism, 2016.</text:p>
        <text:p text:style-name="Bibliography_20_1">[16]<text:tab/>‘A guide to using your career to help solve the world’s most pressing problems’, <text:span text:style-name="T4">80,000 Hours</text:span>, Oct. 2019. https://80000hours.org/key-ideas/ (accessed May 30, 2020).</text:p>
        <text:p text:style-name="Bibliography_20_1">[17]<text:tab/>P. Singer, <text:span text:style-name="T4">Animal liberation</text:span>, New rev. es. New York, NY: Avon Books, 1990.</text:p>
        <text:p text:style-name="Bibliography_20_1">[18]<text:tab/>W. MacAskill, <text:span text:style-name="T4">Doing good better: How effective altruism can help you make a difference</text:span>. New York, N.Y: Gotham Books, 2015.</text:p>
        <text:p text:style-name="Bibliography_20_1">[19]<text:tab/>J. S. Foer, <text:span text:style-name="T4">Eating animals</text:span>. New York: Little, Brown and Co., 2009.</text:p>
        <text:p text:style-name="Bibliography_20_1">[20]<text:tab/>‘Effective_Altruism_Handbook.pdf’. .</text:p>
        <text:p text:style-name="Bibliography_20_1">[21]<text:tab/>N. Bostrom, Ed., <text:span text:style-name="T4">Global catastrophic risks</text:span>, Repr. Oxford: Oxford University Press, 2012.</text:p>
        <text:p text:style-name="Bibliography_20_1">[22]<text:tab/>N. Bostrom, <text:span text:style-name="T4">Superintelligence: paths, dangers, strategies</text:span>, First edition. Oxford: Oxford University Press, 2014.</text:p>
        <text:p text:style-name="Bibliography_20_1">[23]<text:tab/>P. Singer, <text:span text:style-name="T4">The life you can save: acting now to end world poverty</text:span>, 1st ed. New York: Random House, 2009.</text:p>
        <text:p text:style-name="Bibliography_20_1">[24]<text:tab/>P. Singer, <text:span text:style-name="T4">The most good you can do: how effective altruism is changing ideas about living ethically</text:span>. New Haven ; London: Yale University Press, 2015.</text:p>
        <text:p text:style-name="Bibliography_20_1">[25]<text:tab/>‘The FLI Book Guide - Future of Life Institute’. https://futureoflife.org/book-guide/ (accessed May 30, 2020).</text:p>
        <text:p text:style-name="Bibliography_20_1">[26]<text:tab/>H. Rosling, O. Rosling, and A. R. Rönnlund, <text:span text:style-name="T4">Factfulness: ten reasons we’re wrong about the world and why things are better than you think</text:span>. London: Sceptre, 2018.</text:p>
        <text:p text:style-name="Bibliography_20_1">[27]<text:tab/>K. E. Drexler, <text:span text:style-name="T4">Engines of creation: the coming area of nanotechnology</text:span>. New York: Anchor Books, 1990.</text:p>
        <text:p text:style-name="Bibliography_20_1">[28]<text:tab/>K. Simler and R. Hanson, <text:span text:style-name="T4">The elephant in the brain: hidden motives in everyday life</text:span>. New York: Oxford University Press, 2018.</text:p>
        <text:p text:style-name="Bibliography_20_1">[29]<text:tab/>R. Kurzban, <text:span text:style-name="T4">Why everyone (else) is a hypocrite: evolution and the modular mind</text:span>. Princeton, N.J: Princeton University Press, 2010.</text:p>
        <text:p text:style-name="Bibliography_20_1">[30]<text:tab/>D. F. Pears and B. F. McGuinness, ‘Ludwig Wittgenstein: Tractatus Logico-Philosophicus’, p. 134.</text:p>
        <text:p text:style-name="Bibliography_20_1">[31]<text:tab/>N. Soares, ‘MIRI Research Guide’, <text:span text:style-name="T4">Machine Intelligence Research Institute</text:span>. https://intelligence.org/research-guide/ (accessed May 14, 2020).</text:p>
        <text:p text:style-name="Bibliography_20_1">[32]<text:tab/>P. R. Halmos, <text:span text:style-name="T4">Naive Set Theory</text:span>. Mansfield Centre, Conn.: Martino Pub., 2011.</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21:51:19.789901651</meta:creation-date>
    <dc:date>2020-05-31T23:02:33.522921375</dc:date>
    <meta:editing-duration>PT10M1S</meta:editing-duration>
    <meta:editing-cycles>3</meta:editing-cycles>
    <meta:generator>LibreOffice/6.0.7.3$Linux_X86_64 LibreOffice_project/00m0$Build-3</meta:generator>
    <meta:document-statistic meta:table-count="0" meta:image-count="0" meta:object-count="0" meta:page-count="3" meta:paragraph-count="55" meta:word-count="1535" meta:character-count="9849" meta:non-whitespace-character-count="8358"/>
    <meta:user-defined meta:name="ZOTERO_PREF_1">&lt;data data-version="3" zotero-version="5.0.87"&gt;&lt;session id="3NgH7HRy"/&gt;&lt;style id="http://www.zotero.org/styles/ieee" locale="en-GB" hasBibliography="1" bibliographyStyleHasBeenSet="1"/&gt;&lt;prefs&gt;&lt;pref name="fieldType" value="ReferenceMark"/&gt;&lt;/prefs&gt;&lt;/data&gt;</meta:user-defined>
    <meta:user-defined meta:name="ZOTERO_PREF_2"/>
  </office:meta>
</office:document-meta>
</file>